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4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135800" table:style-name="ce7">
            <text:p>10.135.80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026000" table:style-name="ce9">
            <text:p>14.026.000</text:p>
          </table:table-cell>
          <table:table-cell office:value-type="float" office:value="13743783" table:style-name="ce9">
            <text:p>13.743.783</text:p>
          </table:table-cell>
          <table:table-cell office:value-type="percentage" office:value="0.97987901040923997" table:style-name="ce10">
            <text:p>98,0%</text:p>
          </table:table-cell>
          <table:table-cell office:value-type="float" office:value="6888420" table:style-name="ce8">
            <text:p>6.888.420</text:p>
          </table:table-cell>
          <table:table-cell office:value-type="float" office:value="6784127" table:style-name="ce8">
            <text:p>6.784.127</text:p>
          </table:table-cell>
          <table:table-cell office:value-type="float" office:value="829132" table:style-name="ce8">
            <text:p>829.132</text:p>
          </table:table-cell>
          <table:table-cell office:value-type="date" office:date-value="2021-11-29T00:00:00" table:style-name="ce11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293490" table:style-name="ce7">
            <text:p>293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288016" table:style-name="ce14">
            <text:p>2.288.016</text:p>
          </table:table-cell>
          <table:table-cell office:value-type="float" office:value="2157820" table:style-name="ce14">
            <text:p>2.157.820</text:p>
          </table:table-cell>
          <table:table-cell office:value-type="percentage" office:value="0.94309655177236518" table:style-name="ce15">
            <text:p>94,3%</text:p>
          </table:table-cell>
          <table:table-cell office:value-type="float" office:value="1073061" table:style-name="ce13">
            <text:p>1.073.061</text:p>
          </table:table-cell>
          <table:table-cell office:value-type="float" office:value="1055002" table:style-name="ce13">
            <text:p>1.055.002</text:p>
          </table:table-cell>
          <table:table-cell office:value-type="float" office:value="157705" table:style-name="ce13">
            <text:p>157.705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30645" table:style-name="ce7">
            <text:p>1.430.645</text:p>
          </table:table-cell>
          <table:table-cell office:value-type="float" office:value="191040" table:style-name="ce7">
            <text:p>1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885585" table:style-name="ce14">
            <text:p>1.885.585</text:p>
          </table:table-cell>
          <table:table-cell office:value-type="float" office:value="1844359" table:style-name="ce14">
            <text:p>1.844.359</text:p>
          </table:table-cell>
          <table:table-cell office:value-type="percentage" office:value="0.97813622827928737" table:style-name="ce15">
            <text:p>97,8%</text:p>
          </table:table-cell>
          <table:table-cell office:value-type="float" office:value="875101" table:style-name="ce13">
            <text:p>875.101</text:p>
          </table:table-cell>
          <table:table-cell office:value-type="float" office:value="867163" table:style-name="ce13">
            <text:p>867.163</text:p>
          </table:table-cell>
          <table:table-cell office:value-type="float" office:value="176632" table:style-name="ce13">
            <text:p>176.632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7130" table:style-name="ce13">
            <text:p>57.130</text:p>
          </table:table-cell>
          <table:table-cell office:value-type="float" office:value="1936484" table:style-name="ce14">
            <text:p>1.936.484</text:p>
          </table:table-cell>
          <table:table-cell office:value-type="float" office:value="1728802" table:style-name="ce14">
            <text:p>1.728.802</text:p>
          </table:table-cell>
          <table:table-cell office:value-type="percentage" office:value="0.8927530514065698" table:style-name="ce15">
            <text:p>89,3%</text:p>
          </table:table-cell>
          <table:table-cell office:value-type="float" office:value="868347" table:style-name="ce13">
            <text:p>868.347</text:p>
          </table:table-cell>
          <table:table-cell office:value-type="float" office:value="850916" table:style-name="ce13">
            <text:p>850.916</text:p>
          </table:table-cell>
          <table:table-cell office:value-type="float" office:value="106456" table:style-name="ce13">
            <text:p>106.456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316825" table:style-name="ce14">
            <text:p>3.316.825</text:p>
          </table:table-cell>
          <table:table-cell office:value-type="percentage" office:value="0.92978583242228019" table:style-name="ce15">
            <text:p>93,0%</text:p>
          </table:table-cell>
          <table:table-cell office:value-type="float" office:value="1692635" table:style-name="ce13">
            <text:p>1.692.635</text:p>
          </table:table-cell>
          <table:table-cell office:value-type="float" office:value="1650030" table:style-name="ce13">
            <text:p>1.650.030</text:p>
          </table:table-cell>
          <table:table-cell office:value-type="float" office:value="148019" table:style-name="ce13">
            <text:p>148.019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23245" table:style-name="ce7">
            <text:p>823.24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85545" table:style-name="ce14">
            <text:p>1.085.545</text:p>
          </table:table-cell>
          <table:table-cell office:value-type="float" office:value="999496" table:style-name="ce14">
            <text:p>999.496</text:p>
          </table:table-cell>
          <table:table-cell office:value-type="percentage" office:value="0.92073198255254274" table:style-name="ce15">
            <text:p>92,1%</text:p>
          </table:table-cell>
          <table:table-cell office:value-type="float" office:value="485336" table:style-name="ce13">
            <text:p>485.336</text:p>
          </table:table-cell>
          <table:table-cell office:value-type="float" office:value="479883" table:style-name="ce13">
            <text:p>479.883</text:p>
          </table:table-cell>
          <table:table-cell office:value-type="float" office:value="78301" table:style-name="ce13">
            <text:p>78.301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735" table:style-name="ce7">
            <text:p>3.867.735</text:p>
          </table:table-cell>
          <table:table-cell office:value-type="float" office:value="410000" table:style-name="ce7">
            <text:p>410.000</text:p>
          </table:table-cell>
          <table:table-cell office:value-type="float" office:value="466170" table:style-name="ce7">
            <text:p>466.170</text:p>
          </table:table-cell>
          <table:table-cell office:value-type="float" office:value="98120" table:style-name="ce13">
            <text:p>98.120</text:p>
          </table:table-cell>
          <table:table-cell office:value-type="float" office:value="4842025" table:style-name="ce14">
            <text:p>4.842.025</text:p>
          </table:table-cell>
          <table:table-cell office:value-type="float" office:value="4110766" table:style-name="ce14">
            <text:p>4.110.766</text:p>
          </table:table-cell>
          <table:table-cell office:value-type="percentage" office:value="0.84897661618847486" table:style-name="ce15">
            <text:p>84,9%</text:p>
          </table:table-cell>
          <table:table-cell office:value-type="float" office:value="2013799" table:style-name="ce13">
            <text:p>2.013.799</text:p>
          </table:table-cell>
          <table:table-cell office:value-type="float" office:value="1977445" table:style-name="ce13">
            <text:p>1.977.445</text:p>
          </table:table-cell>
          <table:table-cell office:value-type="float" office:value="354558" table:style-name="ce13">
            <text:p>354.558</text:p>
          </table:table-cell>
          <table:table-cell office:value-type="date" office:date-value="2021-11-28T00:00:00" table:style-name="ce16">
            <text:p>28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61545" table:style-name="ce7">
            <text:p>2.461.545</text:p>
          </table:table-cell>
          <table:table-cell office:value-type="float" office:value="496270" table:style-name="ce7">
            <text:p>49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433650" table:style-name="ce14">
            <text:p>3.433.650</text:p>
          </table:table-cell>
          <table:table-cell office:value-type="float" office:value="3265194" table:style-name="ce14">
            <text:p>3.265.194</text:p>
          </table:table-cell>
          <table:table-cell office:value-type="percentage" office:value="0.95093967061290463" table:style-name="ce15">
            <text:p>95,1%</text:p>
          </table:table-cell>
          <table:table-cell office:value-type="float" office:value="1630481" table:style-name="ce13">
            <text:p>1.630.481</text:p>
          </table:table-cell>
          <table:table-cell office:value-type="float" office:value="1570213" table:style-name="ce13">
            <text:p>1.570.213</text:p>
          </table:table-cell>
          <table:table-cell office:value-type="float" office:value="236680" table:style-name="ce13">
            <text:p>236.680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804900" table:style-name="ce7">
            <text:p>1.8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164030" table:style-name="ce14">
            <text:p>12.164.030</text:p>
          </table:table-cell>
          <table:table-cell office:value-type="float" office:value="11844638" table:style-name="ce14">
            <text:p>11.844.638</text:p>
          </table:table-cell>
          <table:table-cell office:value-type="percentage" office:value="0.97374291250514833" table:style-name="ce15">
            <text:p>97,4%</text:p>
          </table:table-cell>
          <table:table-cell office:value-type="float" office:value="6044780" table:style-name="ce13">
            <text:p>6.044.780</text:p>
          </table:table-cell>
          <table:table-cell office:value-type="float" office:value="5911798" table:style-name="ce13">
            <text:p>5.911.798</text:p>
          </table:table-cell>
          <table:table-cell office:value-type="float" office:value="623011" table:style-name="ce13">
            <text:p>623.011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488355" table:style-name="ce14">
            <text:p>8.488.355</text:p>
          </table:table-cell>
          <table:table-cell office:value-type="float" office:value="8168371" table:style-name="ce14">
            <text:p>8.168.371</text:p>
          </table:table-cell>
          <table:table-cell office:value-type="percentage" office:value="0.96230317888448347" table:style-name="ce15">
            <text:p>96,2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4190" table:style-name="ce7">
            <text:p>214.190</text:p>
          </table:table-cell>
          <table:table-cell office:value-type="float" office:value="185700" table:style-name="ce7">
            <text:p>185.700</text:p>
          </table:table-cell>
          <table:table-cell office:value-type="float" office:value="49905" table:style-name="ce13">
            <text:p>49.905</text:p>
          </table:table-cell>
          <table:table-cell office:value-type="float" office:value="1827550" table:style-name="ce14">
            <text:p>1.827.550</text:p>
          </table:table-cell>
          <table:table-cell office:value-type="float" office:value="1863590" table:style-name="ce14">
            <text:p>1.863.590</text:p>
          </table:table-cell>
          <table:table-cell office:value-type="percentage" office:value="1.0197203906869854" table:style-name="ce15">
            <text:p>102,0%</text:p>
          </table:table-cell>
          <table:table-cell office:value-type="float" office:value="901556" table:style-name="ce13">
            <text:p>901.556</text:p>
          </table:table-cell>
          <table:table-cell office:value-type="float" office:value="887934" table:style-name="ce13">
            <text:p>887.934</text:p>
          </table:table-cell>
          <table:table-cell office:value-type="float" office:value="165974" table:style-name="ce13">
            <text:p>165.974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797586" table:style-name="ce14">
            <text:p>4.797.586</text:p>
          </table:table-cell>
          <table:table-cell office:value-type="percentage" office:value="0.93921530970840506" table:style-name="ce15">
            <text:p>93,9%</text:p>
          </table:table-cell>
          <table:table-cell office:value-type="float" office:value="2317029" table:style-name="ce13">
            <text:p>2.317.029</text:p>
          </table:table-cell>
          <table:table-cell office:value-type="float" office:value="2296231" table:style-name="ce13">
            <text:p>2.296.231</text:p>
          </table:table-cell>
          <table:table-cell office:value-type="float" office:value="395661" table:style-name="ce13">
            <text:p>395.661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29891" table:style-name="ce14">
            <text:p>529.891</text:p>
          </table:table-cell>
          <table:table-cell office:value-type="percentage" office:value="0.95080970025390044" table:style-name="ce15">
            <text:p>95,1%</text:p>
          </table:table-cell>
          <table:table-cell office:value-type="float" office:value="261823" table:style-name="ce13">
            <text:p>261.823</text:p>
          </table:table-cell>
          <table:table-cell office:value-type="float" office:value="257134" table:style-name="ce13">
            <text:p>257.134</text:p>
          </table:table-cell>
          <table:table-cell office:value-type="float" office:value="46680" table:style-name="ce13">
            <text:p>46.680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7035" table:style-name="ce14">
            <text:p>10.827.035</text:p>
          </table:table-cell>
          <table:table-cell office:value-type="float" office:value="10564236" table:style-name="ce14">
            <text:p>10.564.236</text:p>
          </table:table-cell>
          <table:table-cell office:value-type="percentage" office:value="0.97572751912227129" table:style-name="ce15">
            <text:p>97,6%</text:p>
          </table:table-cell>
          <table:table-cell office:value-type="float" office:value="5409790" table:style-name="ce13">
            <text:p>5.409.790</text:p>
          </table:table-cell>
          <table:table-cell office:value-type="float" office:value="5292273" table:style-name="ce13">
            <text:p>5.292.273</text:p>
          </table:table-cell>
          <table:table-cell office:value-type="float" office:value="586930" table:style-name="ce13">
            <text:p>586.930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392701" table:style-name="ce14">
            <text:p>2.392.701</text:p>
          </table:table-cell>
          <table:table-cell office:value-type="percentage" office:value="0.95434144006700772" table:style-name="ce15">
            <text:p>95,4%</text:p>
          </table:table-cell>
          <table:table-cell office:value-type="float" office:value="1202319" table:style-name="ce13">
            <text:p>1.202.319</text:p>
          </table:table-cell>
          <table:table-cell office:value-type="float" office:value="1173749" table:style-name="ce13">
            <text:p>1.173.749</text:p>
          </table:table-cell>
          <table:table-cell office:value-type="float" office:value="146754" table:style-name="ce13">
            <text:p>146.754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16375" table:style-name="ce14">
            <text:p>1.116.375</text:p>
          </table:table-cell>
          <table:table-cell office:value-type="float" office:value="1078549" table:style-name="ce14">
            <text:p>1.078.549</text:p>
          </table:table-cell>
          <table:table-cell office:value-type="percentage" office:value="0.96611712014332096" table:style-name="ce15">
            <text:p>96,6%</text:p>
          </table:table-cell>
          <table:table-cell office:value-type="float" office:value="531862" table:style-name="ce13">
            <text:p>531.862</text:p>
          </table:table-cell>
          <table:table-cell office:value-type="float" office:value="524774" table:style-name="ce13">
            <text:p>524.774</text:p>
          </table:table-cell>
          <table:table-cell office:value-type="float" office:value="91789" table:style-name="ce13">
            <text:p>91.789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661316" table:style-name="ce14">
            <text:p>3.661.316</text:p>
          </table:table-cell>
          <table:table-cell office:value-type="percentage" office:value="0.9585224163885071" table:style-name="ce15">
            <text:p>95,9%</text:p>
          </table:table-cell>
          <table:table-cell office:value-type="float" office:value="1825172" table:style-name="ce13">
            <text:p>1.825.172</text:p>
          </table:table-cell>
          <table:table-cell office:value-type="float" office:value="1793390" table:style-name="ce13">
            <text:p>1.793.390</text:p>
          </table:table-cell>
          <table:table-cell office:value-type="float" office:value="283437" table:style-name="ce13">
            <text:p>283.437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1638" table:style-name="ce14">
            <text:p>121.638</text:p>
          </table:table-cell>
          <table:table-cell office:value-type="percentage" office:value="0.85525048338899634" table:style-name="ce15">
            <text:p>85,5%</text:p>
          </table:table-cell>
          <table:table-cell office:value-type="float" office:value="63287" table:style-name="ce13">
            <text:p>63.287</text:p>
          </table:table-cell>
          <table:table-cell office:value-type="float" office:value="60712" table:style-name="ce13">
            <text:p>60.712</text:p>
          </table:table-cell>
          <table:table-cell office:value-type="float" office:value="5791" table:style-name="ce13">
            <text:p>5.791</text:p>
          </table:table-cell>
          <table:table-cell office:value-type="date" office:date-value="2021-11-29T00:00:00" table:style-name="ce16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0505" table:style-name="ce14">
            <text:p>110.505</text:p>
          </table:table-cell>
          <table:table-cell office:value-type="percentage" office:value="0.78316796598157334" table:style-name="ce15">
            <text:p>78,3%</text:p>
          </table:table-cell>
          <table:table-cell office:value-type="float" office:value="60195" table:style-name="ce13">
            <text:p>60.195</text:p>
          </table:table-cell>
          <table:table-cell office:value-type="float" office:value="57735" table:style-name="ce13">
            <text:p>57.735</text:p>
          </table:table-cell>
          <table:table-cell office:value-type="float" office:value="3536" table:style-name="ce13">
            <text:p>3.536</text:p>
          </table:table-cell>
          <table:table-cell office:value-type="date" office:date-value="2021-11-29T00:00:00" table:style-name="ce17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746" table:style-name="ce14">
            <text:p>177.746</text:p>
          </table:table-cell>
          <table:table-cell office:value-type="percentage" office:value="0.83748433362545827" table:style-name="ce15">
            <text:p>83,7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146" table:style-name="ce13">
            <text:p>146</text:p>
          </table:table-cell>
          <table:table-cell office:value-type="date" office:date-value="2021-11-29T00:00:00" table:style-name="ce17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915" table:style-name="ce14">
            <text:p>9.915</text:p>
          </table:table-cell>
          <table:table-cell office:value-type="float" office:value="7762" table:style-name="ce14">
            <text:p>7.762</text:p>
          </table:table-cell>
          <table:table-cell office:value-type="percentage" office:value="0.78285426122037316" table:style-name="ce15">
            <text:p>78,3%</text:p>
          </table:table-cell>
          <table:table-cell office:value-type="float" office:value="5942" table:style-name="ce13">
            <text:p>5.942</text:p>
          </table:table-cell>
          <table:table-cell office:value-type="float" office:value="5625" table:style-name="ce13">
            <text:p>5.625</text:p>
          </table:table-cell>
          <table:table-cell office:value-type="float" office:value="5" table:style-name="ce13">
            <text:p>5</text:p>
          </table:table-cell>
          <table:table-cell office:value-type="date" office:date-value="2021-11-29T00:00:00" table:style-name="ce17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7578157" table:style-name="ce19">
            <text:p>57.578.157</text:p>
          </table:table-cell>
          <table:table-cell office:value-type="float" office:value="11203720" table:style-name="ce20">
            <text:p>11.203.720</text:p>
          </table:table-cell>
          <table:table-cell office:value-type="float" office:value="9051420" table:style-name="ce21">
            <text:p>9.051.420</text:p>
          </table:table-cell>
          <table:table-cell office:value-type="float" office:value="2152440" table:style-name="ce22">
            <text:p>2.152.440</text:p>
          </table:table-cell>
          <table:table-cell office:value-type="float" office:value="79985737" table:style-name="ce23">
            <text:p>79.985.737</text:p>
          </table:table-cell>
          <table:table-cell office:value-type="float" office:value="76485574" table:style-name="ce23">
            <text:p>76.485.574</text:p>
          </table:table-cell>
          <table:table-cell office:value-type="percentage" office:value="0.95624016066764506" table:style-name="ce24">
            <text:p>95,6%</text:p>
          </table:table-cell>
          <table:table-cell office:value-type="float" office:value="38339403" table:style-name="ce23">
            <text:p>38.339.403</text:p>
          </table:table-cell>
          <table:table-cell office:value-type="float" office:value="37615143" table:style-name="ce23">
            <text:p>37.615.143</text:p>
          </table:table-cell>
          <table:table-cell office:value-type="float" office:value="4943463" table:style-name="ce23">
            <text:p>4.943.46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88420" table:style-name="ce31">
            <text:p>6.888.420</text:p>
          </table:table-cell>
          <table:table-cell office:value-type="percentage" office:value="0.92437508177362382" table:style-name="ce32">
            <text:p>92,4%</text:p>
          </table:table-cell>
          <table:table-cell office:value-type="float" office:value="6784127" table:style-name="ce31">
            <text:p>6.784.127</text:p>
          </table:table-cell>
          <table:table-cell office:value-type="percentage" office:value="0.91037973154767693" table:style-name="ce32">
            <text:p>91,0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3061" table:style-name="ce31">
            <text:p>1.073.061</text:p>
          </table:table-cell>
          <table:table-cell office:value-type="percentage" office:value="0.90543432219478981" table:style-name="ce32">
            <text:p>90,5%</text:p>
          </table:table-cell>
          <table:table-cell office:value-type="float" office:value="1055002" table:style-name="ce31">
            <text:p>1.055.002</text:p>
          </table:table-cell>
          <table:table-cell office:value-type="percentage" office:value="0.89019638285628455" table:style-name="ce32">
            <text:p>89,0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5101" table:style-name="ce31">
            <text:p>875.101</text:p>
          </table:table-cell>
          <table:table-cell office:value-type="percentage" office:value="0.93701220759224224" table:style-name="ce32">
            <text:p>93,7%</text:p>
          </table:table-cell>
          <table:table-cell office:value-type="float" office:value="867163" table:style-name="ce31">
            <text:p>867.163</text:p>
          </table:table-cell>
          <table:table-cell office:value-type="percentage" office:value="0.92851261394091833" table:style-name="ce32">
            <text:p>92,9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8347" table:style-name="ce31">
            <text:p>868.347</text:p>
          </table:table-cell>
          <table:table-cell office:value-type="percentage" office:value="0.83909043384318949" table:style-name="ce32">
            <text:p>83,9%</text:p>
          </table:table-cell>
          <table:table-cell office:value-type="float" office:value="850916" table:style-name="ce31">
            <text:p>850.916</text:p>
          </table:table-cell>
          <table:table-cell office:value-type="percentage" office:value="0.82224672349200434" table:style-name="ce32">
            <text:p>82,2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92635" table:style-name="ce31">
            <text:p>1.692.635</text:p>
          </table:table-cell>
          <table:table-cell office:value-type="percentage" office:value="0.86324839068653503" table:style-name="ce32">
            <text:p>86,3%</text:p>
          </table:table-cell>
          <table:table-cell office:value-type="float" office:value="1650030" table:style-name="ce31">
            <text:p>1.650.030</text:p>
          </table:table-cell>
          <table:table-cell office:value-type="percentage" office:value="0.84151972639376083" table:style-name="ce32">
            <text:p>84,2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5336" table:style-name="ce31">
            <text:p>485.336</text:p>
          </table:table-cell>
          <table:table-cell office:value-type="percentage" office:value="0.92598931175077792" table:style-name="ce32">
            <text:p>92,6%</text:p>
          </table:table-cell>
          <table:table-cell office:value-type="float" office:value="479883" table:style-name="ce31">
            <text:p>479.883</text:p>
          </table:table-cell>
          <table:table-cell office:value-type="percentage" office:value="0.91558534477330877" table:style-name="ce32">
            <text:p>91,6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3799" table:style-name="ce31">
            <text:p>2.013.799</text:p>
          </table:table-cell>
          <table:table-cell office:value-type="percentage" office:value="0.92535151014151384" table:style-name="ce32">
            <text:p>92,5%</text:p>
          </table:table-cell>
          <table:table-cell office:value-type="float" office:value="1977445" table:style-name="ce31">
            <text:p>1.977.445</text:p>
          </table:table-cell>
          <table:table-cell office:value-type="percentage" office:value="0.90864665091788499" table:style-name="ce32">
            <text:p>90,9%</text:p>
          </table:table-cell>
          <table:table-cell office:value-type="date" office:date-value="2021-11-28T00:00:00" table:style-name="ce33">
            <text:p>28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0481" table:style-name="ce31">
            <text:p>1.630.481</text:p>
          </table:table-cell>
          <table:table-cell office:value-type="percentage" office:value="0.90142382948986721" table:style-name="ce32">
            <text:p>90,1%</text:p>
          </table:table-cell>
          <table:table-cell office:value-type="float" office:value="1570213" table:style-name="ce31">
            <text:p>1.570.213</text:p>
          </table:table-cell>
          <table:table-cell office:value-type="percentage" office:value="0.86810420702527225" table:style-name="ce32">
            <text:p>86,8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44780" table:style-name="ce31">
            <text:p>6.044.780</text:p>
          </table:table-cell>
          <table:table-cell office:value-type="percentage" office:value="0.88009073490614931" table:style-name="ce32">
            <text:p>88,0%</text:p>
          </table:table-cell>
          <table:table-cell office:value-type="float" office:value="5911798" table:style-name="ce31">
            <text:p>5.911.798</text:p>
          </table:table-cell>
          <table:table-cell office:value-type="percentage" office:value="0.86072919881893206" table:style-name="ce32">
            <text:p>86,1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1556" table:style-name="ce31">
            <text:p>901.556</text:p>
          </table:table-cell>
          <table:table-cell office:value-type="percentage" office:value="0.94558528775367434" table:style-name="ce32">
            <text:p>94,6%</text:p>
          </table:table-cell>
          <table:table-cell office:value-type="float" office:value="887934" table:style-name="ce31">
            <text:p>887.934</text:p>
          </table:table-cell>
          <table:table-cell office:value-type="percentage" office:value="0.93129803017923574" table:style-name="ce32">
            <text:p>93,1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7029" table:style-name="ce31">
            <text:p>2.317.029</text:p>
          </table:table-cell>
          <table:table-cell office:value-type="percentage" office:value="0.94399341290700289" table:style-name="ce32">
            <text:p>94,4%</text:p>
          </table:table-cell>
          <table:table-cell office:value-type="float" office:value="2296231" table:style-name="ce31">
            <text:p>2.296.231</text:p>
          </table:table-cell>
          <table:table-cell office:value-type="percentage" office:value="0.9355199863760274" table:style-name="ce32">
            <text:p>93,6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823" table:style-name="ce31">
            <text:p>261.823</text:p>
          </table:table-cell>
          <table:table-cell office:value-type="percentage" office:value="0.9220093671866747" table:style-name="ce32">
            <text:p>92,2%</text:p>
          </table:table-cell>
          <table:table-cell office:value-type="float" office:value="257134" table:style-name="ce31">
            <text:p>257.134</text:p>
          </table:table-cell>
          <table:table-cell office:value-type="percentage" office:value="0.90549705954854387" table:style-name="ce32">
            <text:p>90,5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09790" table:style-name="ce31">
            <text:p>5.409.790</text:p>
          </table:table-cell>
          <table:table-cell office:value-type="percentage" office:value="0.90495935303433273" table:style-name="ce32">
            <text:p>90,5%</text:p>
          </table:table-cell>
          <table:table-cell office:value-type="float" office:value="5292273" table:style-name="ce31">
            <text:p>5.292.273</text:p>
          </table:table-cell>
          <table:table-cell office:value-type="percentage" office:value="0.88530089895560959" table:style-name="ce32">
            <text:p>88,5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2319" table:style-name="ce31">
            <text:p>1.202.319</text:p>
          </table:table-cell>
          <table:table-cell office:value-type="percentage" office:value="0.91770478965176927" table:style-name="ce32">
            <text:p>91,8%</text:p>
          </table:table-cell>
          <table:table-cell office:value-type="float" office:value="1173749" table:style-name="ce31">
            <text:p>1.173.749</text:p>
          </table:table-cell>
          <table:table-cell office:value-type="percentage" office:value="0.89589790991323803" table:style-name="ce32">
            <text:p>89,6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1862" table:style-name="ce31">
            <text:p>531.862</text:p>
          </table:table-cell>
          <table:table-cell office:value-type="percentage" office:value="0.91486770539120743" table:style-name="ce32">
            <text:p>91,5%</text:p>
          </table:table-cell>
          <table:table-cell office:value-type="float" office:value="524774" table:style-name="ce31">
            <text:p>524.774</text:p>
          </table:table-cell>
          <table:table-cell office:value-type="percentage" office:value="0.90267547828001526" table:style-name="ce32">
            <text:p>90,3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5172" table:style-name="ce31">
            <text:p>1.825.172</text:p>
          </table:table-cell>
          <table:table-cell office:value-type="percentage" office:value="0.91997199516316752" table:style-name="ce32">
            <text:p>92,0%</text:p>
          </table:table-cell>
          <table:table-cell office:value-type="float" office:value="1793390" table:style-name="ce31">
            <text:p>1.793.390</text:p>
          </table:table-cell>
          <table:table-cell office:value-type="percentage" office:value="0.90395238169644998" table:style-name="ce32">
            <text:p>90,4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287" table:style-name="ce31">
            <text:p>63.287</text:p>
          </table:table-cell>
          <table:table-cell office:value-type="percentage" office:value="0.89180581977030926" table:style-name="ce32">
            <text:p>89,2%</text:p>
          </table:table-cell>
          <table:table-cell office:value-type="float" office:value="60712" table:style-name="ce31">
            <text:p>60.712</text:p>
          </table:table-cell>
          <table:table-cell office:value-type="percentage" office:value="0.85552032692172197" table:style-name="ce32">
            <text:p>85,6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195" table:style-name="ce31">
            <text:p>60.195</text:p>
          </table:table-cell>
          <table:table-cell office:value-type="percentage" office:value="0.848689497652516" table:style-name="ce32">
            <text:p>84,9%</text:p>
          </table:table-cell>
          <table:table-cell office:value-type="float" office:value="57735" table:style-name="ce31">
            <text:p>57.735</text:p>
          </table:table-cell>
          <table:table-cell office:value-type="percentage" office:value="0.81400594977935059" table:style-name="ce32">
            <text:p>81,4%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942" table:style-name="ce31">
            <text:p>5.942</text:p>
          </table:table-cell>
          <table:table-cell office:value-type="string" table:style-name="ce32">
            <text:p>-</text:p>
          </table:table-cell>
          <table:table-cell office:value-type="float" office:value="5625" table:style-name="ce31">
            <text:p>5.625</text:p>
          </table:table-cell>
          <table:table-cell office:value-type="string" table:style-name="ce32">
            <text:p>-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339403" table:style-name="ce34">
            <text:p>38.339.403</text:p>
          </table:table-cell>
          <table:table-cell office:value-type="percentage" office:value="0.91024597513185412" table:style-name="ce24">
            <text:p>91,0%</text:p>
          </table:table-cell>
          <table:table-cell office:value-type="float" office:value="37615143" table:style-name="ce34">
            <text:p>37.615.143</text:p>
          </table:table-cell>
          <table:table-cell office:value-type="percentage" office:value="0.8930507478105264" table:style-name="ce24">
            <text:p>89,3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255" table:style-name="ce43">
            <text:p>434.255</text:p>
          </table:table-cell>
          <table:table-cell office:value-type="percentage" office:value="1" table:style-name="ce44">
            <text:p>100,0%</text:p>
          </table:table-cell>
          <table:table-cell office:value-type="float" office:value="654392" table:style-name="ce43">
            <text:p>654.392</text:p>
          </table:table-cell>
          <table:table-cell office:value-type="percentage" office:value="1" table:style-name="ce44">
            <text:p>100,0%</text:p>
          </table:table-cell>
          <table:table-cell office:value-type="float" office:value="931192" table:style-name="ce43">
            <text:p>931.192</text:p>
          </table:table-cell>
          <table:table-cell office:value-type="percentage" office:value="1" table:style-name="ce44">
            <text:p>100,0%</text:p>
          </table:table-cell>
          <table:table-cell office:value-type="float" office:value="1218866" table:style-name="ce43">
            <text:p>1.218.866</text:p>
          </table:table-cell>
          <table:table-cell office:value-type="percentage" office:value="0.96351443968123851" table:style-name="ce44">
            <text:p>96,4%</text:p>
          </table:table-cell>
          <table:table-cell office:value-type="float" office:value="1256844" table:style-name="ce43">
            <text:p>1.256.844</text:p>
          </table:table-cell>
          <table:table-cell office:value-type="percentage" office:value="0.90739390403966746" table:style-name="ce44">
            <text:p>90,7%</text:p>
          </table:table-cell>
          <table:table-cell office:value-type="float" office:value="938321" table:style-name="ce43">
            <text:p>938.321</text:p>
          </table:table-cell>
          <table:table-cell office:value-type="percentage" office:value="0.82293195067254743" table:style-name="ce44">
            <text:p>82,3%</text:p>
          </table:table-cell>
          <table:table-cell office:value-type="float" office:value="776380" table:style-name="ce43">
            <text:p>776.380</text:p>
          </table:table-cell>
          <table:table-cell office:value-type="percentage" office:value="0.83601099204024676" table:style-name="ce44">
            <text:p>83,6%</text:p>
          </table:table-cell>
          <table:table-cell office:value-type="float" office:value="678170" table:style-name="ce43">
            <text:p>678.170</text:p>
          </table:table-cell>
          <table:table-cell office:value-type="percentage" office:value="0.90073541619350062" table:style-name="ce44">
            <text:p>90,1%</text:p>
          </table:table-cell>
          <table:table-cell office:value-type="float" office:value="6888420" table:style-name="ce43">
            <text:p>6.888.42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437508177362382" table:style-name="ce44">
            <text:p>92,4%</text:p>
          </table:table-cell>
          <table:table-cell office:value-type="percentage" office:value="0.81380972639442961" table:style-name="ce44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37" table:style-name="ce46">
            <text:p>101.437</text:p>
          </table:table-cell>
          <table:table-cell office:value-type="percentage" office:value="1" table:style-name="ce47">
            <text:p>100,0%</text:p>
          </table:table-cell>
          <table:table-cell office:value-type="float" office:value="119451" table:style-name="ce46">
            <text:p>119.451</text:p>
          </table:table-cell>
          <table:table-cell office:value-type="percentage" office:value="1" table:style-name="ce47">
            <text:p>100,0%</text:p>
          </table:table-cell>
          <table:table-cell office:value-type="float" office:value="154856" table:style-name="ce46">
            <text:p>154.856</text:p>
          </table:table-cell>
          <table:table-cell office:value-type="percentage" office:value="0.99033683577736986" table:style-name="ce47">
            <text:p>99,0%</text:p>
          </table:table-cell>
          <table:table-cell office:value-type="float" office:value="186605" table:style-name="ce46">
            <text:p>186.605</text:p>
          </table:table-cell>
          <table:table-cell office:value-type="percentage" office:value="0.94118507459675382" table:style-name="ce47">
            <text:p>94,1%</text:p>
          </table:table-cell>
          <table:table-cell office:value-type="float" office:value="188913" table:style-name="ce46">
            <text:p>188.913</text:p>
          </table:table-cell>
          <table:table-cell office:value-type="percentage" office:value="0.87889812648004351" table:style-name="ce47">
            <text:p>87,9%</text:p>
          </table:table-cell>
          <table:table-cell office:value-type="float" office:value="127128" table:style-name="ce46">
            <text:p>127.128</text:p>
          </table:table-cell>
          <table:table-cell office:value-type="percentage" office:value="0.77382126291954278" table:style-name="ce47">
            <text:p>77,4%</text:p>
          </table:table-cell>
          <table:table-cell office:value-type="float" office:value="105457" table:style-name="ce46">
            <text:p>105.457</text:p>
          </table:table-cell>
          <table:table-cell office:value-type="percentage" office:value="0.8087131233656184" table:style-name="ce47">
            <text:p>80,9%</text:p>
          </table:table-cell>
          <table:table-cell office:value-type="float" office:value="89214" table:style-name="ce46">
            <text:p>89.214</text:p>
          </table:table-cell>
          <table:table-cell office:value-type="percentage" office:value="0.86523969779553678" table:style-name="ce47">
            <text:p>86,5%</text:p>
          </table:table-cell>
          <table:table-cell office:value-type="float" office:value="1073061" table:style-name="ce46">
            <text:p>1.073.06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543432219478981" table:style-name="ce47">
            <text:p>90,5%</text:p>
          </table:table-cell>
          <table:table-cell office:value-type="percentage" office:value="0.807182386521347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01" table:style-name="ce46">
            <text:p>89.001</text:p>
          </table:table-cell>
          <table:table-cell office:value-type="percentage" office:value="1" table:style-name="ce47">
            <text:p>100,0%</text:p>
          </table:table-cell>
          <table:table-cell office:value-type="float" office:value="114412" table:style-name="ce46">
            <text:p>114.412</text:p>
          </table:table-cell>
          <table:table-cell office:value-type="percentage" office:value="1" table:style-name="ce47">
            <text:p>100,0%</text:p>
          </table:table-cell>
          <table:table-cell office:value-type="float" office:value="148313" table:style-name="ce46">
            <text:p>148.313</text:p>
          </table:table-cell>
          <table:table-cell office:value-type="percentage" office:value="0.99105257530804802" table:style-name="ce47">
            <text:p>99,1%</text:p>
          </table:table-cell>
          <table:table-cell office:value-type="float" office:value="153383" table:style-name="ce46">
            <text:p>153.383</text:p>
          </table:table-cell>
          <table:table-cell office:value-type="percentage" office:value="0.94305389037474252" table:style-name="ce47">
            <text:p>94,3%</text:p>
          </table:table-cell>
          <table:table-cell office:value-type="float" office:value="150982" table:style-name="ce46">
            <text:p>150.982</text:p>
          </table:table-cell>
          <table:table-cell office:value-type="percentage" office:value="0.90412172965333881" table:style-name="ce47">
            <text:p>90,4%</text:p>
          </table:table-cell>
          <table:table-cell office:value-type="float" office:value="91299" table:style-name="ce46">
            <text:p>91.299</text:p>
          </table:table-cell>
          <table:table-cell office:value-type="percentage" office:value="0.79771255821268494" table:style-name="ce47">
            <text:p>79,8%</text:p>
          </table:table-cell>
          <table:table-cell office:value-type="float" office:value="66930" table:style-name="ce46">
            <text:p>66.930</text:p>
          </table:table-cell>
          <table:table-cell office:value-type="percentage" office:value="0.84602646913829938" table:style-name="ce47">
            <text:p>84,6%</text:p>
          </table:table-cell>
          <table:table-cell office:value-type="float" office:value="60781" table:style-name="ce46">
            <text:p>60.781</text:p>
          </table:table-cell>
          <table:table-cell office:value-type="percentage" office:value="0.94970312499999998" table:style-name="ce47">
            <text:p>95,0%</text:p>
          </table:table-cell>
          <table:table-cell office:value-type="float" office:value="875101" table:style-name="ce46">
            <text:p>875.10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701220759224224" table:style-name="ce47">
            <text:p>93,7%</text:p>
          </table:table-cell>
          <table:table-cell office:value-type="percentage" office:value="0.85896617928824948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01" table:style-name="ce46">
            <text:p>51.601</text:p>
          </table:table-cell>
          <table:table-cell office:value-type="percentage" office:value="1" table:style-name="ce47">
            <text:p>100,0%</text:p>
          </table:table-cell>
          <table:table-cell office:value-type="float" office:value="79452" table:style-name="ce46">
            <text:p>79.452</text:p>
          </table:table-cell>
          <table:table-cell office:value-type="percentage" office:value="0.98678523523274875" table:style-name="ce47">
            <text:p>98,7%</text:p>
          </table:table-cell>
          <table:table-cell office:value-type="float" office:value="110871" table:style-name="ce46">
            <text:p>110.871</text:p>
          </table:table-cell>
          <table:table-cell office:value-type="percentage" office:value="0.94574813829106641" table:style-name="ce47">
            <text:p>94,6%</text:p>
          </table:table-cell>
          <table:table-cell office:value-type="float" office:value="151263" table:style-name="ce46">
            <text:p>151.263</text:p>
          </table:table-cell>
          <table:table-cell office:value-type="percentage" office:value="0.91233858272465729" table:style-name="ce47">
            <text:p>91,2%</text:p>
          </table:table-cell>
          <table:table-cell office:value-type="float" office:value="169588" table:style-name="ce46">
            <text:p>169.588</text:p>
          </table:table-cell>
          <table:table-cell office:value-type="percentage" office:value="0.82255592417981105" table:style-name="ce47">
            <text:p>82,3%</text:p>
          </table:table-cell>
          <table:table-cell office:value-type="float" office:value="129536" table:style-name="ce46">
            <text:p>129.536</text:p>
          </table:table-cell>
          <table:table-cell office:value-type="percentage" office:value="0.71100572488706659" table:style-name="ce47">
            <text:p>71,1%</text:p>
          </table:table-cell>
          <table:table-cell office:value-type="float" office:value="99497" table:style-name="ce46">
            <text:p>99.497</text:p>
          </table:table-cell>
          <table:table-cell office:value-type="percentage" office:value="0.72129590697539547" table:style-name="ce47">
            <text:p>72,1%</text:p>
          </table:table-cell>
          <table:table-cell office:value-type="float" office:value="76539" table:style-name="ce46">
            <text:p>76.539</text:p>
          </table:table-cell>
          <table:table-cell office:value-type="percentage" office:value="0.80162337662337657" table:style-name="ce47">
            <text:p>80,2%</text:p>
          </table:table-cell>
          <table:table-cell office:value-type="float" office:value="868347" table:style-name="ce46">
            <text:p>868.34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909043384318949" table:style-name="ce47">
            <text:p>83,9%</text:p>
          </table:table-cell>
          <table:table-cell office:value-type="percentage" office:value="0.74119942673892469" table:style-name="ce47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410" table:style-name="ce46">
            <text:p>93.410</text:p>
          </table:table-cell>
          <table:table-cell office:value-type="percentage" office:value="1" table:style-name="ce47">
            <text:p>100,0%</text:p>
          </table:table-cell>
          <table:table-cell office:value-type="float" office:value="152217" table:style-name="ce46">
            <text:p>152.217</text:p>
          </table:table-cell>
          <table:table-cell office:value-type="percentage" office:value="0.98502565828215694" table:style-name="ce47">
            <text:p>98,5%</text:p>
          </table:table-cell>
          <table:table-cell office:value-type="float" office:value="225325" table:style-name="ce46">
            <text:p>225.325</text:p>
          </table:table-cell>
          <table:table-cell office:value-type="percentage" office:value="0.95845456246916105" table:style-name="ce47">
            <text:p>95,8%</text:p>
          </table:table-cell>
          <table:table-cell office:value-type="float" office:value="321907" table:style-name="ce46">
            <text:p>321.907</text:p>
          </table:table-cell>
          <table:table-cell office:value-type="percentage" office:value="0.91839081115625143" table:style-name="ce47">
            <text:p>91,8%</text:p>
          </table:table-cell>
          <table:table-cell office:value-type="float" office:value="319714" table:style-name="ce46">
            <text:p>319.714</text:p>
          </table:table-cell>
          <table:table-cell office:value-type="percentage" office:value="0.82416658933193099" table:style-name="ce47">
            <text:p>82,4%</text:p>
          </table:table-cell>
          <table:table-cell office:value-type="float" office:value="232087" table:style-name="ce46">
            <text:p>232.087</text:p>
          </table:table-cell>
          <table:table-cell office:value-type="percentage" office:value="0.74641885416197651" table:style-name="ce47">
            <text:p>74,6%</text:p>
          </table:table-cell>
          <table:table-cell office:value-type="float" office:value="191299" table:style-name="ce46">
            <text:p>191.299</text:p>
          </table:table-cell>
          <table:table-cell office:value-type="percentage" office:value="0.75988289877178761" table:style-name="ce47">
            <text:p>76,0%</text:p>
          </table:table-cell>
          <table:table-cell office:value-type="float" office:value="156676" table:style-name="ce46">
            <text:p>156.676</text:p>
          </table:table-cell>
          <table:table-cell office:value-type="percentage" office:value="0.87140497338665268" table:style-name="ce47">
            <text:p>87,1%</text:p>
          </table:table-cell>
          <table:table-cell office:value-type="float" office:value="1692635" table:style-name="ce46">
            <text:p>1.692.63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324839068653503" table:style-name="ce47">
            <text:p>86,3%</text:p>
          </table:table-cell>
          <table:table-cell office:value-type="percentage" office:value="0.77788250843768614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33" table:style-name="ce46">
            <text:p>42.433</text:p>
          </table:table-cell>
          <table:table-cell office:value-type="percentage" office:value="1" table:style-name="ce47">
            <text:p>100,0%</text:p>
          </table:table-cell>
          <table:table-cell office:value-type="float" office:value="56052" table:style-name="ce46">
            <text:p>56.052</text:p>
          </table:table-cell>
          <table:table-cell office:value-type="percentage" office:value="1" table:style-name="ce47">
            <text:p>100,0%</text:p>
          </table:table-cell>
          <table:table-cell office:value-type="float" office:value="76838" table:style-name="ce46">
            <text:p>76.838</text:p>
          </table:table-cell>
          <table:table-cell office:value-type="percentage" office:value="0.99344495442497904" table:style-name="ce47">
            <text:p>99,3%</text:p>
          </table:table-cell>
          <table:table-cell office:value-type="float" office:value="84543" table:style-name="ce46">
            <text:p>84.543</text:p>
          </table:table-cell>
          <table:table-cell office:value-type="percentage" office:value="0.93974256369214348" table:style-name="ce47">
            <text:p>94,0%</text:p>
          </table:table-cell>
          <table:table-cell office:value-type="float" office:value="88392" table:style-name="ce46">
            <text:p>88.392</text:p>
          </table:table-cell>
          <table:table-cell office:value-type="percentage" office:value="0.90409025355685335" table:style-name="ce47">
            <text:p>90,4%</text:p>
          </table:table-cell>
          <table:table-cell office:value-type="float" office:value="55242" table:style-name="ce46">
            <text:p>55.242</text:p>
          </table:table-cell>
          <table:table-cell office:value-type="percentage" office:value="0.78387467540760292" table:style-name="ce47">
            <text:p>78,4%</text:p>
          </table:table-cell>
          <table:table-cell office:value-type="float" office:value="41736" table:style-name="ce46">
            <text:p>41.736</text:p>
          </table:table-cell>
          <table:table-cell office:value-type="percentage" office:value="0.82637362637362632" table:style-name="ce47">
            <text:p>82,6%</text:p>
          </table:table-cell>
          <table:table-cell office:value-type="float" office:value="40100" table:style-name="ce46">
            <text:p>40.100</text:p>
          </table:table-cell>
          <table:table-cell office:value-type="percentage" office:value="0.912130655323795" table:style-name="ce47">
            <text:p>91,2%</text:p>
          </table:table-cell>
          <table:table-cell office:value-type="float" office:value="485336" table:style-name="ce46">
            <text:p>485.33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598931175077792" table:style-name="ce47">
            <text:p>92,6%</text:p>
          </table:table-cell>
          <table:table-cell office:value-type="percentage" office:value="0.83261594942572115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658" table:style-name="ce46">
            <text:p>229.658</text:p>
          </table:table-cell>
          <table:table-cell office:value-type="percentage" office:value="1" table:style-name="ce47">
            <text:p>100,0%</text:p>
          </table:table-cell>
          <table:table-cell office:value-type="float" office:value="251416" table:style-name="ce46">
            <text:p>251.416</text:p>
          </table:table-cell>
          <table:table-cell office:value-type="percentage" office:value="1" table:style-name="ce47">
            <text:p>100,0%</text:p>
          </table:table-cell>
          <table:table-cell office:value-type="float" office:value="321237" table:style-name="ce46">
            <text:p>321.237</text:p>
          </table:table-cell>
          <table:table-cell office:value-type="percentage" office:value="1" table:style-name="ce47">
            <text:p>100,0%</text:p>
          </table:table-cell>
          <table:table-cell office:value-type="float" office:value="353913" table:style-name="ce46">
            <text:p>353.913</text:p>
          </table:table-cell>
          <table:table-cell office:value-type="percentage" office:value="0.92847904505804424" table:style-name="ce47">
            <text:p>92,8%</text:p>
          </table:table-cell>
          <table:table-cell office:value-type="float" office:value="321844" table:style-name="ce46">
            <text:p>321.844</text:p>
          </table:table-cell>
          <table:table-cell office:value-type="percentage" office:value="0.88587825656129149" table:style-name="ce47">
            <text:p>88,6%</text:p>
          </table:table-cell>
          <table:table-cell office:value-type="float" office:value="214122" table:style-name="ce46">
            <text:p>214.122</text:p>
          </table:table-cell>
          <table:table-cell office:value-type="percentage" office:value="0.799610132084561" table:style-name="ce47">
            <text:p>80,0%</text:p>
          </table:table-cell>
          <table:table-cell office:value-type="float" office:value="175253" table:style-name="ce46">
            <text:p>175.253</text:p>
          </table:table-cell>
          <table:table-cell office:value-type="percentage" office:value="0.83055932058804016" table:style-name="ce47">
            <text:p>83,1%</text:p>
          </table:table-cell>
          <table:table-cell office:value-type="float" office:value="146356" table:style-name="ce46">
            <text:p>146.356</text:p>
          </table:table-cell>
          <table:table-cell office:value-type="percentage" office:value="0.88517134182482371" table:style-name="ce47">
            <text:p>88,5%</text:p>
          </table:table-cell>
          <table:table-cell office:value-type="float" office:value="2013799" table:style-name="ce46">
            <text:p>2.013.79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535151014151384" table:style-name="ce47">
            <text:p>92,5%</text:p>
          </table:table-cell>
          <table:table-cell office:value-type="percentage" office:value="0.84086344501147847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674" table:style-name="ce46">
            <text:p>138.674</text:p>
          </table:table-cell>
          <table:table-cell office:value-type="percentage" office:value="1" table:style-name="ce47">
            <text:p>100,0%</text:p>
          </table:table-cell>
          <table:table-cell office:value-type="float" office:value="158926" table:style-name="ce46">
            <text:p>158.926</text:p>
          </table:table-cell>
          <table:table-cell office:value-type="percentage" office:value="0.9989000697670033" table:style-name="ce47">
            <text:p>99,9%</text:p>
          </table:table-cell>
          <table:table-cell office:value-type="float" office:value="223355" table:style-name="ce46">
            <text:p>223.355</text:p>
          </table:table-cell>
          <table:table-cell office:value-type="percentage" office:value="1" table:style-name="ce47">
            <text:p>100,0%</text:p>
          </table:table-cell>
          <table:table-cell office:value-type="float" office:value="287232" table:style-name="ce46">
            <text:p>287.232</text:p>
          </table:table-cell>
          <table:table-cell office:value-type="percentage" office:value="0.93415463870585858" table:style-name="ce47">
            <text:p>93,4%</text:p>
          </table:table-cell>
          <table:table-cell office:value-type="float" office:value="288349" table:style-name="ce46">
            <text:p>288.349</text:p>
          </table:table-cell>
          <table:table-cell office:value-type="percentage" office:value="0.87218584110948105" table:style-name="ce47">
            <text:p>87,2%</text:p>
          </table:table-cell>
          <table:table-cell office:value-type="float" office:value="207322" table:style-name="ce46">
            <text:p>207.322</text:p>
          </table:table-cell>
          <table:table-cell office:value-type="percentage" office:value="0.77969620272206575" table:style-name="ce47">
            <text:p>78,0%</text:p>
          </table:table-cell>
          <table:table-cell office:value-type="float" office:value="174863" table:style-name="ce46">
            <text:p>174.863</text:p>
          </table:table-cell>
          <table:table-cell office:value-type="percentage" office:value="0.80179651426711118" table:style-name="ce47">
            <text:p>80,2%</text:p>
          </table:table-cell>
          <table:table-cell office:value-type="float" office:value="151760" table:style-name="ce46">
            <text:p>151.760</text:p>
          </table:table-cell>
          <table:table-cell office:value-type="percentage" office:value="0.87232428206837886" table:style-name="ce47">
            <text:p>87,2%</text:p>
          </table:table-cell>
          <table:table-cell office:value-type="float" office:value="1630481" table:style-name="ce46">
            <text:p>1.630.481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142382948986721" table:style-name="ce47">
            <text:p>90,1%</text:p>
          </table:table-cell>
          <table:table-cell office:value-type="percentage" office:value="0.7972150686893984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357" table:style-name="ce46">
            <text:p>459.357</text:p>
          </table:table-cell>
          <table:table-cell office:value-type="percentage" office:value="1" table:style-name="ce47">
            <text:p>100,0%</text:p>
          </table:table-cell>
          <table:table-cell office:value-type="float" office:value="619238" table:style-name="ce46">
            <text:p>619.238</text:p>
          </table:table-cell>
          <table:table-cell office:value-type="percentage" office:value="0.97472973058058343" table:style-name="ce47">
            <text:p>97,5%</text:p>
          </table:table-cell>
          <table:table-cell office:value-type="float" office:value="802118" table:style-name="ce46">
            <text:p>802.118</text:p>
          </table:table-cell>
          <table:table-cell office:value-type="percentage" office:value="0.9576567842747713" table:style-name="ce47">
            <text:p>95,8%</text:p>
          </table:table-cell>
          <table:table-cell office:value-type="float" office:value="1030491" table:style-name="ce46">
            <text:p>1.030.491</text:p>
          </table:table-cell>
          <table:table-cell office:value-type="percentage" office:value="0.94386323251937199" table:style-name="ce47">
            <text:p>94,4%</text:p>
          </table:table-cell>
          <table:table-cell office:value-type="float" office:value="1138415" table:style-name="ce46">
            <text:p>1.138.415</text:p>
          </table:table-cell>
          <table:table-cell office:value-type="percentage" office:value="0.86456098514909763" table:style-name="ce47">
            <text:p>86,5%</text:p>
          </table:table-cell>
          <table:table-cell office:value-type="float" office:value="793788" table:style-name="ce46">
            <text:p>793.788</text:p>
          </table:table-cell>
          <table:table-cell office:value-type="percentage" office:value="0.75985878550943275" table:style-name="ce47">
            <text:p>76,0%</text:p>
          </table:table-cell>
          <table:table-cell office:value-type="float" office:value="656496" table:style-name="ce46">
            <text:p>656.496</text:p>
          </table:table-cell>
          <table:table-cell office:value-type="percentage" office:value="0.78253499973180285" table:style-name="ce47">
            <text:p>78,3%</text:p>
          </table:table-cell>
          <table:table-cell office:value-type="float" office:value="544877" table:style-name="ce46">
            <text:p>544.877</text:p>
          </table:table-cell>
          <table:table-cell office:value-type="percentage" office:value="0.83039505247147827" table:style-name="ce47">
            <text:p>83,0%</text:p>
          </table:table-cell>
          <table:table-cell office:value-type="float" office:value="6044780" table:style-name="ce46">
            <text:p>6.044.78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009073490614931" table:style-name="ce47">
            <text:p>88,0%</text:p>
          </table:table-cell>
          <table:table-cell office:value-type="percentage" office:value="0.77691617701172377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13" table:style-name="ce46">
            <text:p>78.313</text:p>
          </table:table-cell>
          <table:table-cell office:value-type="percentage" office:value="1" table:style-name="ce47">
            <text:p>100,0%</text:p>
          </table:table-cell>
          <table:table-cell office:value-type="float" office:value="96011" table:style-name="ce46">
            <text:p>96.011</text:p>
          </table:table-cell>
          <table:table-cell office:value-type="percentage" office:value="1" table:style-name="ce47">
            <text:p>100,0%</text:p>
          </table:table-cell>
          <table:table-cell office:value-type="float" office:value="133008" table:style-name="ce46">
            <text:p>133.008</text:p>
          </table:table-cell>
          <table:table-cell office:value-type="percentage" office:value="1" table:style-name="ce47">
            <text:p>100,0%</text:p>
          </table:table-cell>
          <table:table-cell office:value-type="float" office:value="161737" table:style-name="ce46">
            <text:p>161.737</text:p>
          </table:table-cell>
          <table:table-cell office:value-type="percentage" office:value="0.95580205181543121" table:style-name="ce47">
            <text:p>95,6%</text:p>
          </table:table-cell>
          <table:table-cell office:value-type="float" office:value="146546" table:style-name="ce46">
            <text:p>146.546</text:p>
          </table:table-cell>
          <table:table-cell office:value-type="percentage" office:value="0.91881826275596579" table:style-name="ce47">
            <text:p>91,9%</text:p>
          </table:table-cell>
          <table:table-cell office:value-type="float" office:value="113646" table:style-name="ce46">
            <text:p>113.646</text:p>
          </table:table-cell>
          <table:table-cell office:value-type="percentage" office:value="0.85141482929899082" table:style-name="ce47">
            <text:p>85,1%</text:p>
          </table:table-cell>
          <table:table-cell office:value-type="float" office:value="94125" table:style-name="ce46">
            <text:p>94.125</text:p>
          </table:table-cell>
          <table:table-cell office:value-type="percentage" office:value="0.83061242499117538" table:style-name="ce47">
            <text:p>83,1%</text:p>
          </table:table-cell>
          <table:table-cell office:value-type="float" office:value="78170" table:style-name="ce46">
            <text:p>78.170</text:p>
          </table:table-cell>
          <table:table-cell office:value-type="percentage" office:value="0.92235988200589969" table:style-name="ce47">
            <text:p>92,2%</text:p>
          </table:table-cell>
          <table:table-cell office:value-type="float" office:value="901556" table:style-name="ce46">
            <text:p>901.55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558528775367434" table:style-name="ce47">
            <text:p>94,6%</text:p>
          </table:table-cell>
          <table:table-cell office:value-type="percentage" office:value="0.84733742047600202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490" table:style-name="ce46">
            <text:p>242.490</text:p>
          </table:table-cell>
          <table:table-cell office:value-type="percentage" office:value="1" table:style-name="ce47">
            <text:p>100,0%</text:p>
          </table:table-cell>
          <table:table-cell office:value-type="float" office:value="291533" table:style-name="ce46">
            <text:p>291.533</text:p>
          </table:table-cell>
          <table:table-cell office:value-type="percentage" office:value="1" table:style-name="ce47">
            <text:p>100,0%</text:p>
          </table:table-cell>
          <table:table-cell office:value-type="float" office:value="346557" table:style-name="ce46">
            <text:p>346.557</text:p>
          </table:table-cell>
          <table:table-cell office:value-type="percentage" office:value="0.99893349321326963" table:style-name="ce47">
            <text:p>99,9%</text:p>
          </table:table-cell>
          <table:table-cell office:value-type="float" office:value="391584" table:style-name="ce46">
            <text:p>391.584</text:p>
          </table:table-cell>
          <table:table-cell office:value-type="percentage" office:value="0.96475637427966754" table:style-name="ce47">
            <text:p>96,5%</text:p>
          </table:table-cell>
          <table:table-cell office:value-type="float" office:value="409101" table:style-name="ce46">
            <text:p>409.101</text:p>
          </table:table-cell>
          <table:table-cell office:value-type="percentage" office:value="0.92301808804185725" table:style-name="ce47">
            <text:p>92,3%</text:p>
          </table:table-cell>
          <table:table-cell office:value-type="float" office:value="264956" table:style-name="ce46">
            <text:p>264.956</text:p>
          </table:table-cell>
          <table:table-cell office:value-type="percentage" office:value="0.8192623559095632" table:style-name="ce47">
            <text:p>81,9%</text:p>
          </table:table-cell>
          <table:table-cell office:value-type="float" office:value="200249" table:style-name="ce46">
            <text:p>200.249</text:p>
          </table:table-cell>
          <table:table-cell office:value-type="percentage" office:value="0.86695009546239732" table:style-name="ce47">
            <text:p>86,7%</text:p>
          </table:table-cell>
          <table:table-cell office:value-type="float" office:value="170559" table:style-name="ce46">
            <text:p>170.559</text:p>
          </table:table-cell>
          <table:table-cell office:value-type="percentage" office:value="0.94751315226630073" table:style-name="ce47">
            <text:p>94,8%</text:p>
          </table:table-cell>
          <table:table-cell office:value-type="float" office:value="2317029" table:style-name="ce46">
            <text:p>2.317.029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399341290700289" table:style-name="ce47">
            <text:p>94,4%</text:p>
          </table:table-cell>
          <table:table-cell office:value-type="percentage" office:value="0.85758113330315611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97" table:style-name="ce46">
            <text:p>23.397</text:p>
          </table:table-cell>
          <table:table-cell office:value-type="percentage" office:value="1" table:style-name="ce47">
            <text:p>100,0%</text:p>
          </table:table-cell>
          <table:table-cell office:value-type="float" office:value="28692" table:style-name="ce46">
            <text:p>28.692</text:p>
          </table:table-cell>
          <table:table-cell office:value-type="percentage" office:value="1" table:style-name="ce47">
            <text:p>100,0%</text:p>
          </table:table-cell>
          <table:table-cell office:value-type="float" office:value="38118" table:style-name="ce46">
            <text:p>38.118</text:p>
          </table:table-cell>
          <table:table-cell office:value-type="percentage" office:value="1" table:style-name="ce47">
            <text:p>100,0%</text:p>
          </table:table-cell>
          <table:table-cell office:value-type="float" office:value="45514" table:style-name="ce46">
            <text:p>45.514</text:p>
          </table:table-cell>
          <table:table-cell office:value-type="percentage" office:value="0.95489258140315547" table:style-name="ce47">
            <text:p>95,5%</text:p>
          </table:table-cell>
          <table:table-cell office:value-type="float" office:value="47756" table:style-name="ce46">
            <text:p>47.756</text:p>
          </table:table-cell>
          <table:table-cell office:value-type="percentage" office:value="0.90195856233592087" table:style-name="ce47">
            <text:p>90,2%</text:p>
          </table:table-cell>
          <table:table-cell office:value-type="float" office:value="31515" table:style-name="ce46">
            <text:p>31.515</text:p>
          </table:table-cell>
          <table:table-cell office:value-type="percentage" office:value="0.80152089320684661" table:style-name="ce47">
            <text:p>80,2%</text:p>
          </table:table-cell>
          <table:table-cell office:value-type="float" office:value="24486" table:style-name="ce46">
            <text:p>24.486</text:p>
          </table:table-cell>
          <table:table-cell office:value-type="percentage" office:value="0.80392671876026001" table:style-name="ce47">
            <text:p>80,4%</text:p>
          </table:table-cell>
          <table:table-cell office:value-type="float" office:value="22345" table:style-name="ce46">
            <text:p>22.345</text:p>
          </table:table-cell>
          <table:table-cell office:value-type="percentage" office:value="0.87517624941250194" table:style-name="ce47">
            <text:p>87,5%</text:p>
          </table:table-cell>
          <table:table-cell office:value-type="float" office:value="261823" table:style-name="ce46">
            <text:p>261.82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20093671866747" table:style-name="ce47">
            <text:p>92,2%</text:p>
          </table:table-cell>
          <table:table-cell office:value-type="percentage" office:value="0.81841682452159015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666" table:style-name="ce46">
            <text:p>374.666</text:p>
          </table:table-cell>
          <table:table-cell office:value-type="percentage" office:value="1" table:style-name="ce47">
            <text:p>100,0%</text:p>
          </table:table-cell>
          <table:table-cell office:value-type="float" office:value="512194" table:style-name="ce46">
            <text:p>512.194</text:p>
          </table:table-cell>
          <table:table-cell office:value-type="percentage" office:value="0.97360292426451445" table:style-name="ce47">
            <text:p>97,4%</text:p>
          </table:table-cell>
          <table:table-cell office:value-type="float" office:value="691451" table:style-name="ce46">
            <text:p>691.451</text:p>
          </table:table-cell>
          <table:table-cell office:value-type="percentage" office:value="0.98312013114884622" table:style-name="ce47">
            <text:p>98,3%</text:p>
          </table:table-cell>
          <table:table-cell office:value-type="float" office:value="945963" table:style-name="ce46">
            <text:p>945.963</text:p>
          </table:table-cell>
          <table:table-cell office:value-type="percentage" office:value="0.97242961688269636" table:style-name="ce47">
            <text:p>97,2%</text:p>
          </table:table-cell>
          <table:table-cell office:value-type="float" office:value="1042247" table:style-name="ce46">
            <text:p>1.042.247</text:p>
          </table:table-cell>
          <table:table-cell office:value-type="percentage" office:value="0.89388758382498368" table:style-name="ce47">
            <text:p>89,4%</text:p>
          </table:table-cell>
          <table:table-cell office:value-type="float" office:value="762666" table:style-name="ce46">
            <text:p>762.666</text:p>
          </table:table-cell>
          <table:table-cell office:value-type="percentage" office:value="0.80311065245777347" table:style-name="ce47">
            <text:p>80,3%</text:p>
          </table:table-cell>
          <table:table-cell office:value-type="float" office:value="615424" table:style-name="ce46">
            <text:p>615.424</text:p>
          </table:table-cell>
          <table:table-cell office:value-type="percentage" office:value="0.82888178053133099" table:style-name="ce47">
            <text:p>82,9%</text:p>
          </table:table-cell>
          <table:table-cell office:value-type="float" office:value="465179" table:style-name="ce46">
            <text:p>465.179</text:p>
          </table:table-cell>
          <table:table-cell office:value-type="percentage" office:value="0.84036802988752435" table:style-name="ce47">
            <text:p>84,0%</text:p>
          </table:table-cell>
          <table:table-cell office:value-type="float" office:value="5409790" table:style-name="ce46">
            <text:p>5.409.790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495935303433273" table:style-name="ce47">
            <text:p>90,5%</text:p>
          </table:table-cell>
          <table:table-cell office:value-type="percentage" office:value="0.79791731072843686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63" table:style-name="ce46">
            <text:p>74.063</text:p>
          </table:table-cell>
          <table:table-cell office:value-type="percentage" office:value="1" table:style-name="ce47">
            <text:p>100,0%</text:p>
          </table:table-cell>
          <table:table-cell office:value-type="float" office:value="103534" table:style-name="ce46">
            <text:p>103.534</text:p>
          </table:table-cell>
          <table:table-cell office:value-type="percentage" office:value="1" table:style-name="ce47">
            <text:p>100,0%</text:p>
          </table:table-cell>
          <table:table-cell office:value-type="float" office:value="148773" table:style-name="ce46">
            <text:p>148.773</text:p>
          </table:table-cell>
          <table:table-cell office:value-type="percentage" office:value="1" table:style-name="ce47">
            <text:p>100,0%</text:p>
          </table:table-cell>
          <table:table-cell office:value-type="float" office:value="208108" table:style-name="ce46">
            <text:p>208.108</text:p>
          </table:table-cell>
          <table:table-cell office:value-type="percentage" office:value="0.97585999924972799" table:style-name="ce47">
            <text:p>97,6%</text:p>
          </table:table-cell>
          <table:table-cell office:value-type="float" office:value="233000" table:style-name="ce46">
            <text:p>233.000</text:p>
          </table:table-cell>
          <table:table-cell office:value-type="percentage" office:value="0.91675617826776368" table:style-name="ce47">
            <text:p>91,7%</text:p>
          </table:table-cell>
          <table:table-cell office:value-type="float" office:value="169235" table:style-name="ce46">
            <text:p>169.235</text:p>
          </table:table-cell>
          <table:table-cell office:value-type="percentage" office:value="0.809725219255226" table:style-name="ce47">
            <text:p>81,0%</text:p>
          </table:table-cell>
          <table:table-cell office:value-type="float" office:value="143352" table:style-name="ce46">
            <text:p>143.352</text:p>
          </table:table-cell>
          <table:table-cell office:value-type="percentage" office:value="0.83224188379545772" table:style-name="ce47">
            <text:p>83,2%</text:p>
          </table:table-cell>
          <table:table-cell office:value-type="float" office:value="122254" table:style-name="ce46">
            <text:p>122.254</text:p>
          </table:table-cell>
          <table:table-cell office:value-type="percentage" office:value="0.86158681832917527" table:style-name="ce47">
            <text:p>86,2%</text:p>
          </table:table-cell>
          <table:table-cell office:value-type="float" office:value="1202319" table:style-name="ce46">
            <text:p>1.202.31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770478965176927" table:style-name="ce47">
            <text:p>91,8%</text:p>
          </table:table-cell>
          <table:table-cell office:value-type="percentage" office:value="0.79557862989007122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35" table:style-name="ce46">
            <text:p>42.535</text:p>
          </table:table-cell>
          <table:table-cell office:value-type="percentage" office:value="1" table:style-name="ce47">
            <text:p>100,0%</text:p>
          </table:table-cell>
          <table:table-cell office:value-type="float" office:value="55926" table:style-name="ce46">
            <text:p>55.926</text:p>
          </table:table-cell>
          <table:table-cell office:value-type="percentage" office:value="1" table:style-name="ce47">
            <text:p>100,0%</text:p>
          </table:table-cell>
          <table:table-cell office:value-type="float" office:value="72419" table:style-name="ce46">
            <text:p>72.419</text:p>
          </table:table-cell>
          <table:table-cell office:value-type="percentage" office:value="0.98070256215806295" table:style-name="ce47">
            <text:p>98,1%</text:p>
          </table:table-cell>
          <table:table-cell office:value-type="float" office:value="92161" table:style-name="ce46">
            <text:p>92.161</text:p>
          </table:table-cell>
          <table:table-cell office:value-type="percentage" office:value="0.95312015223281688" table:style-name="ce47">
            <text:p>95,3%</text:p>
          </table:table-cell>
          <table:table-cell office:value-type="float" office:value="95802" table:style-name="ce46">
            <text:p>95.802</text:p>
          </table:table-cell>
          <table:table-cell office:value-type="percentage" office:value="0.88703912890502024" table:style-name="ce47">
            <text:p>88,7%</text:p>
          </table:table-cell>
          <table:table-cell office:value-type="float" office:value="64767" table:style-name="ce46">
            <text:p>64.767</text:p>
          </table:table-cell>
          <table:table-cell office:value-type="percentage" office:value="0.79624051831179843" table:style-name="ce47">
            <text:p>79,6%</text:p>
          </table:table-cell>
          <table:table-cell office:value-type="float" office:value="58195" table:style-name="ce46">
            <text:p>58.195</text:p>
          </table:table-cell>
          <table:table-cell office:value-type="percentage" office:value="0.85421345428391093" table:style-name="ce47">
            <text:p>85,4%</text:p>
          </table:table-cell>
          <table:table-cell office:value-type="float" office:value="50057" table:style-name="ce46">
            <text:p>50.057</text:p>
          </table:table-cell>
          <table:table-cell office:value-type="percentage" office:value="0.88772433851174004" table:style-name="ce47">
            <text:p>88,8%</text:p>
          </table:table-cell>
          <table:table-cell office:value-type="float" office:value="531862" table:style-name="ce46">
            <text:p>531.86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486770539120743" table:style-name="ce47">
            <text:p>91,5%</text:p>
          </table:table-cell>
          <table:table-cell office:value-type="percentage" office:value="0.80439263941003969" table:style-name="ce47">
            <text:p>80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29" table:style-name="ce46">
            <text:p>164.329</text:p>
          </table:table-cell>
          <table:table-cell office:value-type="percentage" office:value="1" table:style-name="ce47">
            <text:p>100,0%</text:p>
          </table:table-cell>
          <table:table-cell office:value-type="float" office:value="213903" table:style-name="ce46">
            <text:p>213.903</text:p>
          </table:table-cell>
          <table:table-cell office:value-type="percentage" office:value="1" table:style-name="ce47">
            <text:p>100,0%</text:p>
          </table:table-cell>
          <table:table-cell office:value-type="float" office:value="278969" table:style-name="ce46">
            <text:p>278.969</text:p>
          </table:table-cell>
          <table:table-cell office:value-type="percentage" office:value="0.99589460193703394" table:style-name="ce47">
            <text:p>99,6%</text:p>
          </table:table-cell>
          <table:table-cell office:value-type="float" office:value="324676" table:style-name="ce46">
            <text:p>324.676</text:p>
          </table:table-cell>
          <table:table-cell office:value-type="percentage" office:value="0.95499401430096742" table:style-name="ce47">
            <text:p>95,5%</text:p>
          </table:table-cell>
          <table:table-cell office:value-type="float" office:value="321992" table:style-name="ce46">
            <text:p>321.992</text:p>
          </table:table-cell>
          <table:table-cell office:value-type="percentage" office:value="0.88915398486191533" table:style-name="ce47">
            <text:p>88,9%</text:p>
          </table:table-cell>
          <table:table-cell office:value-type="float" office:value="205218" table:style-name="ce46">
            <text:p>205.218</text:p>
          </table:table-cell>
          <table:table-cell office:value-type="percentage" office:value="0.78765501280019035" table:style-name="ce47">
            <text:p>78,8%</text:p>
          </table:table-cell>
          <table:table-cell office:value-type="float" office:value="166751" table:style-name="ce46">
            <text:p>166.751</text:p>
          </table:table-cell>
          <table:table-cell office:value-type="percentage" office:value="0.82740877469806584" table:style-name="ce47">
            <text:p>82,7%</text:p>
          </table:table-cell>
          <table:table-cell office:value-type="float" office:value="149334" table:style-name="ce46">
            <text:p>149.334</text:p>
          </table:table-cell>
          <table:table-cell office:value-type="percentage" office:value="0.88569801786413294" table:style-name="ce47">
            <text:p>88,6%</text:p>
          </table:table-cell>
          <table:table-cell office:value-type="float" office:value="1825172" table:style-name="ce46">
            <text:p>1.825.17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997199516316752" table:style-name="ce47">
            <text:p>92,0%</text:p>
          </table:table-cell>
          <table:table-cell office:value-type="percentage" office:value="0.82196294174655848" table:style-name="ce47">
            <text:p>8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7" table:style-name="ce46">
            <text:p>2.407</text:p>
          </table:table-cell>
          <table:table-cell office:value-type="percentage" office:value="0.92399232245681384" table:style-name="ce47">
            <text:p>92,4%</text:p>
          </table:table-cell>
          <table:table-cell office:value-type="float" office:value="3903" table:style-name="ce46">
            <text:p>3.903</text:p>
          </table:table-cell>
          <table:table-cell office:value-type="percentage" office:value="0.90389069013432144" table:style-name="ce47">
            <text:p>90,4%</text:p>
          </table:table-cell>
          <table:table-cell office:value-type="float" office:value="7679" table:style-name="ce46">
            <text:p>7.679</text:p>
          </table:table-cell>
          <table:table-cell office:value-type="percentage" office:value="0.97734504263713884" table:style-name="ce47">
            <text:p>97,7%</text:p>
          </table:table-cell>
          <table:table-cell office:value-type="float" office:value="10627" table:style-name="ce46">
            <text:p>10.627</text:p>
          </table:table-cell>
          <table:table-cell office:value-type="percentage" office:value="0.91960886119764629" table:style-name="ce47">
            <text:p>92,0%</text:p>
          </table:table-cell>
          <table:table-cell office:value-type="float" office:value="11223" table:style-name="ce46">
            <text:p>11.223</text:p>
          </table:table-cell>
          <table:table-cell office:value-type="percentage" office:value="0.88775510204081631" table:style-name="ce47">
            <text:p>88,8%</text:p>
          </table:table-cell>
          <table:table-cell office:value-type="float" office:value="9362" table:style-name="ce46">
            <text:p>9.362</text:p>
          </table:table-cell>
          <table:table-cell office:value-type="percentage" office:value="0.7871195560786951" table:style-name="ce47">
            <text:p>78,7%</text:p>
          </table:table-cell>
          <table:table-cell office:value-type="float" office:value="9385" table:style-name="ce46">
            <text:p>9.385</text:p>
          </table:table-cell>
          <table:table-cell office:value-type="percentage" office:value="0.85574906537795203" table:style-name="ce47">
            <text:p>85,6%</text:p>
          </table:table-cell>
          <table:table-cell office:value-type="float" office:value="8701" table:style-name="ce46">
            <text:p>8.701</text:p>
          </table:table-cell>
          <table:table-cell office:value-type="percentage" office:value="0.95342976112206879" table:style-name="ce47">
            <text:p>95,3%</text:p>
          </table:table-cell>
          <table:table-cell office:value-type="float" office:value="63287" table:style-name="ce46">
            <text:p>63.28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180581977030926" table:style-name="ce47">
            <text:p>89,2%</text:p>
          </table:table-cell>
          <table:table-cell office:value-type="percentage" office:value="0.75160922543407516" table:style-name="ce47">
            <text:p>75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86" table:style-name="ce46">
            <text:p>2.086</text:p>
          </table:table-cell>
          <table:table-cell office:value-type="percentage" office:value="0.88803746275010642" table:style-name="ce47">
            <text:p>88,8%</text:p>
          </table:table-cell>
          <table:table-cell office:value-type="float" office:value="3409" table:style-name="ce46">
            <text:p>3.409</text:p>
          </table:table-cell>
          <table:table-cell office:value-type="percentage" office:value="0.90955176093916756" table:style-name="ce47">
            <text:p>91,0%</text:p>
          </table:table-cell>
          <table:table-cell office:value-type="float" office:value="7451" table:style-name="ce46">
            <text:p>7.451</text:p>
          </table:table-cell>
          <table:table-cell office:value-type="percentage" office:value="0.9519611600868787" table:style-name="ce47">
            <text:p>95,2%</text:p>
          </table:table-cell>
          <table:table-cell office:value-type="float" office:value="10070" table:style-name="ce46">
            <text:p>10.070</text:p>
          </table:table-cell>
          <table:table-cell office:value-type="percentage" office:value="0.89122931232852465" table:style-name="ce47">
            <text:p>89,1%</text:p>
          </table:table-cell>
          <table:table-cell office:value-type="float" office:value="10517" table:style-name="ce46">
            <text:p>10.517</text:p>
          </table:table-cell>
          <table:table-cell office:value-type="percentage" office:value="0.87627062156307278" table:style-name="ce47">
            <text:p>87,6%</text:p>
          </table:table-cell>
          <table:table-cell office:value-type="float" office:value="9036" table:style-name="ce46">
            <text:p>9.036</text:p>
          </table:table-cell>
          <table:table-cell office:value-type="percentage" office:value="0.74474573477293338" table:style-name="ce47">
            <text:p>74,5%</text:p>
          </table:table-cell>
          <table:table-cell office:value-type="float" office:value="9249" table:style-name="ce46">
            <text:p>9.249</text:p>
          </table:table-cell>
          <table:table-cell office:value-type="percentage" office:value="0.77107127969987499" table:style-name="ce47">
            <text:p>77,1%</text:p>
          </table:table-cell>
          <table:table-cell office:value-type="float" office:value="8377" table:style-name="ce46">
            <text:p>8.377</text:p>
          </table:table-cell>
          <table:table-cell office:value-type="percentage" office:value="0.87497388761228323" table:style-name="ce47">
            <text:p>87,5%</text:p>
          </table:table-cell>
          <table:table-cell office:value-type="float" office:value="60195" table:style-name="ce46">
            <text:p>60.19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48689497652516" table:style-name="ce47">
            <text:p>84,9%</text:p>
          </table:table-cell>
          <table:table-cell office:value-type="percentage" office:value="0.69129266387982913" table:style-name="ce47">
            <text:p>69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4" table:style-name="ce49">
            <text:p>254</text:p>
          </table:table-cell>
          <table:table-cell office:value-type="string" table:style-name="ce50">
            <text:p>-</text:p>
          </table:table-cell>
          <table:table-cell office:value-type="float" office:value="752" table:style-name="ce49">
            <text:p>752</text:p>
          </table:table-cell>
          <table:table-cell office:value-type="string" table:style-name="ce50">
            <text:p>-</text:p>
          </table:table-cell>
          <table:table-cell office:value-type="float" office:value="1474" table:style-name="ce49">
            <text:p>1.474</text:p>
          </table:table-cell>
          <table:table-cell office:value-type="string" table:style-name="ce50">
            <text:p>-</text:p>
          </table:table-cell>
          <table:table-cell office:value-type="float" office:value="1750" table:style-name="ce49">
            <text:p>1.750</text:p>
          </table:table-cell>
          <table:table-cell office:value-type="string" table:style-name="ce50">
            <text:p>-</text:p>
          </table:table-cell>
          <table:table-cell office:value-type="float" office:value="1457" table:style-name="ce49">
            <text:p>1.457</text:p>
          </table:table-cell>
          <table:table-cell office:value-type="string" table:style-name="ce50">
            <text:p>-</text:p>
          </table:table-cell>
          <table:table-cell office:value-type="float" office:value="183" table:style-name="ce49">
            <text:p>183</text:p>
          </table:table-cell>
          <table:table-cell office:value-type="string" table:style-name="ce50">
            <text:p>-</text:p>
          </table:table-cell>
          <table:table-cell office:value-type="float" office:value="5942" table:style-name="ce49">
            <text:p>5.94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1734" table:style-name="ce53">
            <text:p>2.941.734</text:p>
          </table:table-cell>
          <table:table-cell office:value-type="percentage" office:value="1" table:style-name="ce54">
            <text:p>100,0%</text:p>
          </table:table-cell>
          <table:table-cell office:value-type="float" office:value="3949688" table:style-name="ce53">
            <text:p>3.949.688</text:p>
          </table:table-cell>
          <table:table-cell office:value-type="percentage" office:value="0.99738462567975872" table:style-name="ce54">
            <text:p>99,7%</text:p>
          </table:table-cell>
          <table:table-cell office:value-type="float" office:value="5293580" table:style-name="ce53">
            <text:p>5.293.580</text:p>
          </table:table-cell>
          <table:table-cell office:value-type="percentage" office:value="0.99186694512595686" table:style-name="ce54">
            <text:p>99,2%</text:p>
          </table:table-cell>
          <table:table-cell office:value-type="float" office:value="6705312" table:style-name="ce53">
            <text:p>6.705.312</text:p>
          </table:table-cell>
          <table:table-cell office:value-type="percentage" office:value="0.95336560075731103" table:style-name="ce54">
            <text:p>95,3%</text:p>
          </table:table-cell>
          <table:table-cell office:value-type="float" office:value="7020513" table:style-name="ce53">
            <text:p>7.020.513</text:p>
          </table:table-cell>
          <table:table-cell office:value-type="percentage" office:value="0.88960301135225361" table:style-name="ce54">
            <text:p>89,0%</text:p>
          </table:table-cell>
          <table:table-cell office:value-type="float" office:value="4967135" table:style-name="ce53">
            <text:p>4.967.135</text:p>
          </table:table-cell>
          <table:table-cell office:value-type="percentage" office:value="0.79724136624870012" table:style-name="ce54">
            <text:p>79,7%</text:p>
          </table:table-cell>
          <table:table-cell office:value-type="float" office:value="4064329" table:style-name="ce53">
            <text:p>4.064.329</text:p>
          </table:table-cell>
          <table:table-cell office:value-type="percentage" office:value="0.82196661435412888" table:style-name="ce54">
            <text:p>82,2%</text:p>
          </table:table-cell>
          <table:table-cell office:value-type="float" office:value="3397112" table:style-name="ce53">
            <text:p>3.397.112</text:p>
          </table:table-cell>
          <table:table-cell office:value-type="percentage" office:value="0.87358866208277042" table:style-name="ce54">
            <text:p>87,4%</text:p>
          </table:table-cell>
          <table:table-cell office:value-type="float" office:value="38339403" table:style-name="ce53">
            <text:p>38.339.40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024597513185412" table:style-name="ce54">
            <text:p>91,0%</text:p>
          </table:table-cell>
          <table:table-cell office:value-type="percentage" office:value="0.80798231093915285" table:style-name="ce54">
            <text:p>80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10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363" table:style-name="ce43">
            <text:p>429.363</text:p>
          </table:table-cell>
          <table:table-cell office:value-type="percentage" office:value="1" table:style-name="ce44">
            <text:p>100,0%</text:p>
          </table:table-cell>
          <table:table-cell office:value-type="float" office:value="650382" table:style-name="ce43">
            <text:p>650.382</text:p>
          </table:table-cell>
          <table:table-cell office:value-type="percentage" office:value="1" table:style-name="ce44">
            <text:p>100,0%</text:p>
          </table:table-cell>
          <table:table-cell office:value-type="float" office:value="923168" table:style-name="ce43">
            <text:p>923.168</text:p>
          </table:table-cell>
          <table:table-cell office:value-type="percentage" office:value="1.0076636173015903" table:style-name="ce44">
            <text:p>100,8%</text:p>
          </table:table-cell>
          <table:table-cell office:value-type="float" office:value="1209073" table:style-name="ce43">
            <text:p>1.209.073</text:p>
          </table:table-cell>
          <table:table-cell office:value-type="percentage" office:value="0.95577306621787306" table:style-name="ce44">
            <text:p>95,6%</text:p>
          </table:table-cell>
          <table:table-cell office:value-type="float" office:value="1242756" table:style-name="ce43">
            <text:p>1.242.756</text:p>
          </table:table-cell>
          <table:table-cell office:value-type="percentage" office:value="0.89722290006454342" table:style-name="ce44">
            <text:p>89,7%</text:p>
          </table:table-cell>
          <table:table-cell office:value-type="float" office:value="916302" table:style-name="ce43">
            <text:p>916.302</text:p>
          </table:table-cell>
          <table:table-cell office:value-type="percentage" office:value="0.80362071430262838" table:style-name="ce44">
            <text:p>80,4%</text:p>
          </table:table-cell>
          <table:table-cell office:value-type="float" office:value="752122" table:style-name="ce43">
            <text:p>752.122</text:p>
          </table:table-cell>
          <table:table-cell office:value-type="percentage" office:value="0.80988982116398467" table:style-name="ce44">
            <text:p>81,0%</text:p>
          </table:table-cell>
          <table:table-cell office:value-type="float" office:value="660961" table:style-name="ce43">
            <text:p>660.961</text:p>
          </table:table-cell>
          <table:table-cell office:value-type="percentage" office:value="0.87787867558675903" table:style-name="ce44">
            <text:p>87,8%</text:p>
          </table:table-cell>
          <table:table-cell office:value-type="float" office:value="6784127" table:style-name="ce43">
            <text:p>6.784.12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037973154767693" table:style-name="ce44">
            <text:p>91,0%</text:p>
          </table:table-cell>
          <table:table-cell office:value-type="percentage" office:value="0.80148837290627784" table:style-name="ce44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55" table:style-name="ce46">
            <text:p>100.255</text:p>
          </table:table-cell>
          <table:table-cell office:value-type="percentage" office:value="1" table:style-name="ce47">
            <text:p>100,0%</text:p>
          </table:table-cell>
          <table:table-cell office:value-type="float" office:value="118806" table:style-name="ce46">
            <text:p>118.806</text:p>
          </table:table-cell>
          <table:table-cell office:value-type="percentage" office:value="0.99874742549703666" table:style-name="ce47">
            <text:p>99,9%</text:p>
          </table:table-cell>
          <table:table-cell office:value-type="float" office:value="152946" table:style-name="ce46">
            <text:p>152.946</text:p>
          </table:table-cell>
          <table:table-cell office:value-type="percentage" office:value="0.97812198225968394" table:style-name="ce47">
            <text:p>97,8%</text:p>
          </table:table-cell>
          <table:table-cell office:value-type="float" office:value="184549" table:style-name="ce46">
            <text:p>184.549</text:p>
          </table:table-cell>
          <table:table-cell office:value-type="percentage" office:value="0.93081516750224447" table:style-name="ce47">
            <text:p>93,1%</text:p>
          </table:table-cell>
          <table:table-cell office:value-type="float" office:value="186283" table:style-name="ce46">
            <text:p>186.283</text:p>
          </table:table-cell>
          <table:table-cell office:value-type="percentage" office:value="0.86666232443019775" table:style-name="ce47">
            <text:p>86,7%</text:p>
          </table:table-cell>
          <table:table-cell office:value-type="float" office:value="123790" table:style-name="ce46">
            <text:p>123.790</text:p>
          </table:table-cell>
          <table:table-cell office:value-type="percentage" office:value="0.75350303738602198" table:style-name="ce47">
            <text:p>75,4%</text:p>
          </table:table-cell>
          <table:table-cell office:value-type="float" office:value="101890" table:style-name="ce46">
            <text:p>101.890</text:p>
          </table:table-cell>
          <table:table-cell office:value-type="percentage" office:value="0.78135903865767897" table:style-name="ce47">
            <text:p>78,1%</text:p>
          </table:table-cell>
          <table:table-cell office:value-type="float" office:value="86483" table:style-name="ce46">
            <text:p>86.483</text:p>
          </table:table-cell>
          <table:table-cell office:value-type="percentage" office:value="0.83875316412728274" table:style-name="ce47">
            <text:p>83,9%</text:p>
          </table:table-cell>
          <table:table-cell office:value-type="float" office:value="1055002" table:style-name="ce46">
            <text:p>1.055.002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019638285628455" table:style-name="ce47">
            <text:p>89,0%</text:p>
          </table:table-cell>
          <table:table-cell office:value-type="percentage" office:value="0.79359797080016337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11" table:style-name="ce46">
            <text:p>88.211</text:p>
          </table:table-cell>
          <table:table-cell office:value-type="percentage" office:value="1" table:style-name="ce47">
            <text:p>100,0%</text:p>
          </table:table-cell>
          <table:table-cell office:value-type="float" office:value="113965" table:style-name="ce46">
            <text:p>113.96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8" table:style-name="ce46">
            <text:p>147.428</text:p>
          </table:table-cell>
          <table:table-cell office:value-type="percentage" office:value="0.98513885547804236" table:style-name="ce47">
            <text:p>98,5%</text:p>
          </table:table-cell>
          <table:table-cell office:value-type="float" office:value="152597" table:style-name="ce46">
            <text:p>152.597</text:p>
          </table:table-cell>
          <table:table-cell office:value-type="percentage" office:value="0.93822127947370038" table:style-name="ce47">
            <text:p>93,8%</text:p>
          </table:table-cell>
          <table:table-cell office:value-type="float" office:value="149963" table:style-name="ce46">
            <text:p>149.963</text:p>
          </table:table-cell>
          <table:table-cell office:value-type="percentage" office:value="0.89801967747151079" table:style-name="ce47">
            <text:p>89,8%</text:p>
          </table:table-cell>
          <table:table-cell office:value-type="float" office:value="89791" table:style-name="ce46">
            <text:p>89.791</text:p>
          </table:table-cell>
          <table:table-cell office:value-type="percentage" office:value="0.78453661392211516" table:style-name="ce47">
            <text:p>78,5%</text:p>
          </table:table-cell>
          <table:table-cell office:value-type="float" office:value="65407" table:style-name="ce46">
            <text:p>65.407</text:p>
          </table:table-cell>
          <table:table-cell office:value-type="percentage" office:value="0.82677503760538984" table:style-name="ce47">
            <text:p>82,7%</text:p>
          </table:table-cell>
          <table:table-cell office:value-type="float" office:value="59801" table:style-name="ce46">
            <text:p>59.801</text:p>
          </table:table-cell>
          <table:table-cell office:value-type="percentage" office:value="0.93439062500000003" table:style-name="ce47">
            <text:p>93,4%</text:p>
          </table:table-cell>
          <table:table-cell office:value-type="float" office:value="867163" table:style-name="ce46">
            <text:p>867.16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51261394091833" table:style-name="ce47">
            <text:p>92,9%</text:p>
          </table:table-cell>
          <table:table-cell office:value-type="percentage" office:value="0.85117453748782868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75" table:style-name="ce46">
            <text:p>51.075</text:p>
          </table:table-cell>
          <table:table-cell office:value-type="percentage" office:value="1" table:style-name="ce47">
            <text:p>100,0%</text:p>
          </table:table-cell>
          <table:table-cell office:value-type="float" office:value="79037" table:style-name="ce46">
            <text:p>79.037</text:p>
          </table:table-cell>
          <table:table-cell office:value-type="percentage" office:value="0.98163098017785289" table:style-name="ce47">
            <text:p>98,2%</text:p>
          </table:table-cell>
          <table:table-cell office:value-type="float" office:value="109729" table:style-name="ce46">
            <text:p>109.729</text:p>
          </table:table-cell>
          <table:table-cell office:value-type="percentage" office:value="0.93600668765087736" table:style-name="ce47">
            <text:p>93,6%</text:p>
          </table:table-cell>
          <table:table-cell office:value-type="float" office:value="149373" table:style-name="ce46">
            <text:p>149.373</text:p>
          </table:table-cell>
          <table:table-cell office:value-type="percentage" office:value="0.90093910022497392" table:style-name="ce47">
            <text:p>90,1%</text:p>
          </table:table-cell>
          <table:table-cell office:value-type="float" office:value="166615" table:style-name="ce46">
            <text:p>166.615</text:p>
          </table:table-cell>
          <table:table-cell office:value-type="percentage" office:value="0.80813592534388767" table:style-name="ce47">
            <text:p>80,8%</text:p>
          </table:table-cell>
          <table:table-cell office:value-type="float" office:value="125408" table:style-name="ce46">
            <text:p>125.408</text:p>
          </table:table-cell>
          <table:table-cell office:value-type="percentage" office:value="0.68834768671749358" table:style-name="ce47">
            <text:p>68,8%</text:p>
          </table:table-cell>
          <table:table-cell office:value-type="float" office:value="95660" table:style-name="ce46">
            <text:p>95.660</text:p>
          </table:table-cell>
          <table:table-cell office:value-type="percentage" office:value="0.69347986835046616" table:style-name="ce47">
            <text:p>69,3%</text:p>
          </table:table-cell>
          <table:table-cell office:value-type="float" office:value="74019" table:style-name="ce46">
            <text:p>74.019</text:p>
          </table:table-cell>
          <table:table-cell office:value-type="percentage" office:value="0.77523041474654375" table:style-name="ce47">
            <text:p>77,5%</text:p>
          </table:table-cell>
          <table:table-cell office:value-type="float" office:value="850916" table:style-name="ce46">
            <text:p>850.916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224672349200434" table:style-name="ce47">
            <text:p>82,2%</text:p>
          </table:table-cell>
          <table:table-cell office:value-type="percentage" office:value="0.72632075817959729" table:style-name="ce47">
            <text:p>7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103" table:style-name="ce46">
            <text:p>92.103</text:p>
          </table:table-cell>
          <table:table-cell office:value-type="percentage" office:value="1" table:style-name="ce47">
            <text:p>100,0%</text:p>
          </table:table-cell>
          <table:table-cell office:value-type="float" office:value="150495" table:style-name="ce46">
            <text:p>150.495</text:p>
          </table:table-cell>
          <table:table-cell office:value-type="percentage" office:value="0.97388226310578463" table:style-name="ce47">
            <text:p>97,4%</text:p>
          </table:table-cell>
          <table:table-cell office:value-type="float" office:value="221402" table:style-name="ce46">
            <text:p>221.402</text:p>
          </table:table-cell>
          <table:table-cell office:value-type="percentage" office:value="0.94176747826382867" table:style-name="ce47">
            <text:p>94,2%</text:p>
          </table:table-cell>
          <table:table-cell office:value-type="float" office:value="319103" table:style-name="ce46">
            <text:p>319.103</text:p>
          </table:table-cell>
          <table:table-cell office:value-type="percentage" office:value="0.91039108504131094" table:style-name="ce47">
            <text:p>91,0%</text:p>
          </table:table-cell>
          <table:table-cell office:value-type="float" office:value="315064" table:style-name="ce46">
            <text:p>315.064</text:p>
          </table:table-cell>
          <table:table-cell office:value-type="percentage" office:value="0.81217970530310057" table:style-name="ce47">
            <text:p>81,2%</text:p>
          </table:table-cell>
          <table:table-cell office:value-type="float" office:value="224236" table:style-name="ce46">
            <text:p>224.236</text:p>
          </table:table-cell>
          <table:table-cell office:value-type="percentage" office:value="0.72116912270771294" table:style-name="ce47">
            <text:p>72,1%</text:p>
          </table:table-cell>
          <table:table-cell office:value-type="float" office:value="180579" table:style-name="ce46">
            <text:p>180.579</text:p>
          </table:table-cell>
          <table:table-cell office:value-type="percentage" office:value="0.71730063396730059" table:style-name="ce47">
            <text:p>71,7%</text:p>
          </table:table-cell>
          <table:table-cell office:value-type="float" office:value="147048" table:style-name="ce46">
            <text:p>147.048</text:p>
          </table:table-cell>
          <table:table-cell office:value-type="percentage" office:value="0.81785569280911252" table:style-name="ce47">
            <text:p>81,8%</text:p>
          </table:table-cell>
          <table:table-cell office:value-type="float" office:value="1650030" table:style-name="ce46">
            <text:p>1.650.03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151972639376083" table:style-name="ce47">
            <text:p>84,2%</text:p>
          </table:table-cell>
          <table:table-cell office:value-type="percentage" office:value="0.75830257285087166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076" table:style-name="ce46">
            <text:p>42.076</text:p>
          </table:table-cell>
          <table:table-cell office:value-type="percentage" office:value="1" table:style-name="ce47">
            <text:p>100,0%</text:p>
          </table:table-cell>
          <table:table-cell office:value-type="float" office:value="55867" table:style-name="ce46">
            <text:p>55.867</text:p>
          </table:table-cell>
          <table:table-cell office:value-type="percentage" office:value="1" table:style-name="ce47">
            <text:p>100,0%</text:p>
          </table:table-cell>
          <table:table-cell office:value-type="float" office:value="76430" table:style-name="ce46">
            <text:p>76.430</text:p>
          </table:table-cell>
          <table:table-cell office:value-type="percentage" office:value="0.98816988816342366" table:style-name="ce47">
            <text:p>98,8%</text:p>
          </table:table-cell>
          <table:table-cell office:value-type="float" office:value="83872" table:style-name="ce46">
            <text:p>83.872</text:p>
          </table:table-cell>
          <table:table-cell office:value-type="percentage" office:value="0.93228402472099947" table:style-name="ce47">
            <text:p>93,2%</text:p>
          </table:table-cell>
          <table:table-cell office:value-type="float" office:value="87123" table:style-name="ce46">
            <text:p>87.123</text:p>
          </table:table-cell>
          <table:table-cell office:value-type="percentage" office:value="0.89111067925416032" table:style-name="ce47">
            <text:p>89,1%</text:p>
          </table:table-cell>
          <table:table-cell office:value-type="float" office:value="54426" table:style-name="ce46">
            <text:p>54.426</text:p>
          </table:table-cell>
          <table:table-cell office:value-type="percentage" office:value="0.77229577284917628" table:style-name="ce47">
            <text:p>77,2%</text:p>
          </table:table-cell>
          <table:table-cell office:value-type="float" office:value="40798" table:style-name="ce46">
            <text:p>40.798</text:p>
          </table:table-cell>
          <table:table-cell office:value-type="percentage" office:value="0.80780120780120779" table:style-name="ce47">
            <text:p>80,8%</text:p>
          </table:table-cell>
          <table:table-cell office:value-type="float" office:value="39291" table:style-name="ce46">
            <text:p>39.291</text:p>
          </table:table-cell>
          <table:table-cell office:value-type="percentage" office:value="0.89372881741464416" table:style-name="ce47">
            <text:p>89,4%</text:p>
          </table:table-cell>
          <table:table-cell office:value-type="float" office:value="479883" table:style-name="ce46">
            <text:p>479.88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558534477330877" table:style-name="ce47">
            <text:p>91,6%</text:p>
          </table:table-cell>
          <table:table-cell office:value-type="percentage" office:value="0.82326108027894773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452" table:style-name="ce46">
            <text:p>227.452</text:p>
          </table:table-cell>
          <table:table-cell office:value-type="percentage" office:value="1" table:style-name="ce47">
            <text:p>100,0%</text:p>
          </table:table-cell>
          <table:table-cell office:value-type="float" office:value="249684" table:style-name="ce46">
            <text:p>249.684</text:p>
          </table:table-cell>
          <table:table-cell office:value-type="percentage" office:value="1" table:style-name="ce47">
            <text:p>100,0%</text:p>
          </table:table-cell>
          <table:table-cell office:value-type="float" office:value="318784" table:style-name="ce46">
            <text:p>318.784</text:p>
          </table:table-cell>
          <table:table-cell office:value-type="percentage" office:value="1.0006560464568783" table:style-name="ce47">
            <text:p>100,1%</text:p>
          </table:table-cell>
          <table:table-cell office:value-type="float" office:value="349852" table:style-name="ce46">
            <text:p>349.852</text:p>
          </table:table-cell>
          <table:table-cell office:value-type="percentage" office:value="0.91782514593034692" table:style-name="ce47">
            <text:p>91,8%</text:p>
          </table:table-cell>
          <table:table-cell office:value-type="float" office:value="317236" table:style-name="ce46">
            <text:p>317.236</text:p>
          </table:table-cell>
          <table:table-cell office:value-type="percentage" office:value="0.87319469866916233" table:style-name="ce47">
            <text:p>87,3%</text:p>
          </table:table-cell>
          <table:table-cell office:value-type="float" office:value="208631" table:style-name="ce46">
            <text:p>208.631</text:p>
          </table:table-cell>
          <table:table-cell office:value-type="percentage" office:value="0.7791047228539526" table:style-name="ce47">
            <text:p>77,9%</text:p>
          </table:table-cell>
          <table:table-cell office:value-type="float" office:value="168736" table:style-name="ce46">
            <text:p>168.736</text:p>
          </table:table-cell>
          <table:table-cell office:value-type="percentage" office:value="0.79967394292105443" table:style-name="ce47">
            <text:p>80,0%</text:p>
          </table:table-cell>
          <table:table-cell office:value-type="float" office:value="137070" table:style-name="ce46">
            <text:p>137.070</text:p>
          </table:table-cell>
          <table:table-cell office:value-type="percentage" office:value="0.8290089632398302" table:style-name="ce47">
            <text:p>82,9%</text:p>
          </table:table-cell>
          <table:table-cell office:value-type="float" office:value="1977445" table:style-name="ce46">
            <text:p>1.977.445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864665091788499" table:style-name="ce47">
            <text:p>90,9%</text:p>
          </table:table-cell>
          <table:table-cell office:value-type="percentage" office:value="0.8256838021176508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50" table:style-name="ce46">
            <text:p>136.750</text:p>
          </table:table-cell>
          <table:table-cell office:value-type="percentage" office:value="1" table:style-name="ce47">
            <text:p>100,0%</text:p>
          </table:table-cell>
          <table:table-cell office:value-type="float" office:value="157543" table:style-name="ce46">
            <text:p>157.543</text:p>
          </table:table-cell>
          <table:table-cell office:value-type="percentage" office:value="0.99020747826852129" table:style-name="ce47">
            <text:p>99,0%</text:p>
          </table:table-cell>
          <table:table-cell office:value-type="float" office:value="217198" table:style-name="ce46">
            <text:p>217.198</text:p>
          </table:table-cell>
          <table:table-cell office:value-type="percentage" office:value="0.99429602094816061" table:style-name="ce47">
            <text:p>99,4%</text:p>
          </table:table-cell>
          <table:table-cell office:value-type="float" office:value="277974" table:style-name="ce46">
            <text:p>277.974</text:p>
          </table:table-cell>
          <table:table-cell office:value-type="percentage" office:value="0.90404516745913532" table:style-name="ce47">
            <text:p>90,4%</text:p>
          </table:table-cell>
          <table:table-cell office:value-type="float" office:value="276783" table:style-name="ce46">
            <text:p>276.783</text:p>
          </table:table-cell>
          <table:table-cell office:value-type="percentage" office:value="0.83720149423027479" table:style-name="ce47">
            <text:p>83,7%</text:p>
          </table:table-cell>
          <table:table-cell office:value-type="float" office:value="196268" table:style-name="ce46">
            <text:p>196.268</text:p>
          </table:table-cell>
          <table:table-cell office:value-type="percentage" office:value="0.7381243395098176" table:style-name="ce47">
            <text:p>73,8%</text:p>
          </table:table-cell>
          <table:table-cell office:value-type="float" office:value="163593" table:style-name="ce46">
            <text:p>163.593</text:p>
          </table:table-cell>
          <table:table-cell office:value-type="percentage" office:value="0.75012036370472601" table:style-name="ce47">
            <text:p>75,0%</text:p>
          </table:table-cell>
          <table:table-cell office:value-type="float" office:value="144104" table:style-name="ce46">
            <text:p>144.104</text:p>
          </table:table-cell>
          <table:table-cell office:value-type="percentage" office:value="0.828317200469041" table:style-name="ce47">
            <text:p>82,8%</text:p>
          </table:table-cell>
          <table:table-cell office:value-type="float" office:value="1570213" table:style-name="ce46">
            <text:p>1.570.213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810420702527225" table:style-name="ce47">
            <text:p>86,8%</text:p>
          </table:table-cell>
          <table:table-cell office:value-type="percentage" office:value="0.76774734857504401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683" table:style-name="ce46">
            <text:p>453.683</text:p>
          </table:table-cell>
          <table:table-cell office:value-type="percentage" office:value="1" table:style-name="ce47">
            <text:p>100,0%</text:p>
          </table:table-cell>
          <table:table-cell office:value-type="float" office:value="615061" table:style-name="ce46">
            <text:p>615.061</text:p>
          </table:table-cell>
          <table:table-cell office:value-type="percentage" office:value="0.96815480125674491" table:style-name="ce47">
            <text:p>96,8%</text:p>
          </table:table-cell>
          <table:table-cell office:value-type="float" office:value="789676" table:style-name="ce46">
            <text:p>789.676</text:p>
          </table:table-cell>
          <table:table-cell office:value-type="percentage" office:value="0.94280215476895457" table:style-name="ce47">
            <text:p>94,3%</text:p>
          </table:table-cell>
          <table:table-cell office:value-type="float" office:value="1018394" table:style-name="ce46">
            <text:p>1.018.394</text:p>
          </table:table-cell>
          <table:table-cell office:value-type="percentage" office:value="0.93278316144278151" table:style-name="ce47">
            <text:p>93,3%</text:p>
          </table:table-cell>
          <table:table-cell office:value-type="float" office:value="1118035" table:style-name="ce46">
            <text:p>1.118.035</text:p>
          </table:table-cell>
          <table:table-cell office:value-type="percentage" office:value="0.84908354249651607" table:style-name="ce47">
            <text:p>84,9%</text:p>
          </table:table-cell>
          <table:table-cell office:value-type="float" office:value="765557" table:style-name="ce46">
            <text:p>765.557</text:p>
          </table:table-cell>
          <table:table-cell office:value-type="percentage" office:value="0.7328344750213468" table:style-name="ce47">
            <text:p>73,3%</text:p>
          </table:table-cell>
          <table:table-cell office:value-type="float" office:value="626839" table:style-name="ce46">
            <text:p>626.839</text:p>
          </table:table-cell>
          <table:table-cell office:value-type="percentage" office:value="0.74718422762192538" table:style-name="ce47">
            <text:p>74,7%</text:p>
          </table:table-cell>
          <table:table-cell office:value-type="float" office:value="524553" table:style-name="ce46">
            <text:p>524.553</text:p>
          </table:table-cell>
          <table:table-cell office:value-type="percentage" office:value="0.79942118305428811" table:style-name="ce47">
            <text:p>79,9%</text:p>
          </table:table-cell>
          <table:table-cell office:value-type="float" office:value="5911798" table:style-name="ce46">
            <text:p>5.911.79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072919881893206" table:style-name="ce47">
            <text:p>86,1%</text:p>
          </table:table-cell>
          <table:table-cell office:value-type="percentage" office:value="0.75982442726212618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51" table:style-name="ce46">
            <text:p>77.551</text:p>
          </table:table-cell>
          <table:table-cell office:value-type="percentage" office:value="1" table:style-name="ce47">
            <text:p>100,0%</text:p>
          </table:table-cell>
          <table:table-cell office:value-type="float" office:value="95558" table:style-name="ce46">
            <text:p>95.558</text:p>
          </table:table-cell>
          <table:table-cell office:value-type="percentage" office:value="1" table:style-name="ce47">
            <text:p>100,0%</text:p>
          </table:table-cell>
          <table:table-cell office:value-type="float" office:value="131821" table:style-name="ce46">
            <text:p>131.821</text:p>
          </table:table-cell>
          <table:table-cell office:value-type="percentage" office:value="1.0520682857530508" table:style-name="ce47">
            <text:p>105,2%</text:p>
          </table:table-cell>
          <table:table-cell office:value-type="float" office:value="160491" table:style-name="ce46">
            <text:p>160.491</text:p>
          </table:table-cell>
          <table:table-cell office:value-type="percentage" office:value="0.94843868192133129" table:style-name="ce47">
            <text:p>94,8%</text:p>
          </table:table-cell>
          <table:table-cell office:value-type="float" office:value="144726" table:style-name="ce46">
            <text:p>144.726</text:p>
          </table:table-cell>
          <table:table-cell office:value-type="percentage" office:value="0.90740717519154324" table:style-name="ce47">
            <text:p>90,7%</text:p>
          </table:table-cell>
          <table:table-cell office:value-type="float" office:value="111141" table:style-name="ce46">
            <text:p>111.141</text:p>
          </table:table-cell>
          <table:table-cell office:value-type="percentage" office:value="0.83264783224327421" table:style-name="ce47">
            <text:p>83,3%</text:p>
          </table:table-cell>
          <table:table-cell office:value-type="float" office:value="91109" table:style-name="ce46">
            <text:p>91.109</text:p>
          </table:table-cell>
          <table:table-cell office:value-type="percentage" office:value="0.80399752912107303" table:style-name="ce47">
            <text:p>80,4%</text:p>
          </table:table-cell>
          <table:table-cell office:value-type="float" office:value="75537" table:style-name="ce46">
            <text:p>75.537</text:p>
          </table:table-cell>
          <table:table-cell office:value-type="percentage" office:value="0.8912920353982301" table:style-name="ce47">
            <text:p>89,1%</text:p>
          </table:table-cell>
          <table:table-cell office:value-type="float" office:value="887934" table:style-name="ce46">
            <text:p>887.93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129803017923574" table:style-name="ce47">
            <text:p>93,1%</text:p>
          </table:table-cell>
          <table:table-cell office:value-type="percentage" office:value="0.83453463247201332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69" table:style-name="ce46">
            <text:p>240.869</text:p>
          </table:table-cell>
          <table:table-cell office:value-type="percentage" office:value="1" table:style-name="ce47">
            <text:p>100,0%</text:p>
          </table:table-cell>
          <table:table-cell office:value-type="float" office:value="290287" table:style-name="ce46">
            <text:p>290.287</text:p>
          </table:table-cell>
          <table:table-cell office:value-type="percentage" office:value="1" table:style-name="ce47">
            <text:p>100,0%</text:p>
          </table:table-cell>
          <table:table-cell office:value-type="float" office:value="345388" table:style-name="ce46">
            <text:p>345.388</text:p>
          </table:table-cell>
          <table:table-cell office:value-type="percentage" office:value="0.99556390825735674" table:style-name="ce47">
            <text:p>99,6%</text:p>
          </table:table-cell>
          <table:table-cell office:value-type="float" office:value="389571" table:style-name="ce46">
            <text:p>389.571</text:p>
          </table:table-cell>
          <table:table-cell office:value-type="percentage" office:value="0.95979689028281134" table:style-name="ce47">
            <text:p>96,0%</text:p>
          </table:table-cell>
          <table:table-cell office:value-type="float" office:value="406211" table:style-name="ce46">
            <text:p>406.211</text:p>
          </table:table-cell>
          <table:table-cell office:value-type="percentage" office:value="0.91649763887541424" table:style-name="ce47">
            <text:p>91,6%</text:p>
          </table:table-cell>
          <table:table-cell office:value-type="float" office:value="261286" table:style-name="ce46">
            <text:p>261.286</text:p>
          </table:table-cell>
          <table:table-cell office:value-type="percentage" office:value="0.80791446099045172" table:style-name="ce47">
            <text:p>80,8%</text:p>
          </table:table-cell>
          <table:table-cell office:value-type="float" office:value="195673" table:style-name="ce46">
            <text:p>195.673</text:p>
          </table:table-cell>
          <table:table-cell office:value-type="percentage" office:value="0.84713894216407415" table:style-name="ce47">
            <text:p>84,7%</text:p>
          </table:table-cell>
          <table:table-cell office:value-type="float" office:value="166946" table:style-name="ce46">
            <text:p>166.946</text:p>
          </table:table-cell>
          <table:table-cell office:value-type="percentage" office:value="0.92744171060014335" table:style-name="ce47">
            <text:p>92,7%</text:p>
          </table:table-cell>
          <table:table-cell office:value-type="float" office:value="2296231" table:style-name="ce46">
            <text:p>2.296.23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55199863760274" table:style-name="ce47">
            <text:p>93,6%</text:p>
          </table:table-cell>
          <table:table-cell office:value-type="percentage" office:value="0.84988335636102941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5" table:style-name="ce46">
            <text:p>23.175</text:p>
          </table:table-cell>
          <table:table-cell office:value-type="percentage" office:value="1" table:style-name="ce47">
            <text:p>100,0%</text:p>
          </table:table-cell>
          <table:table-cell office:value-type="float" office:value="28576" table:style-name="ce46">
            <text:p>28.576</text:p>
          </table:table-cell>
          <table:table-cell office:value-type="percentage" office:value="1" table:style-name="ce47">
            <text:p>100,0%</text:p>
          </table:table-cell>
          <table:table-cell office:value-type="float" office:value="37542" table:style-name="ce46">
            <text:p>37.542</text:p>
          </table:table-cell>
          <table:table-cell office:value-type="percentage" office:value="0.99533379288403412" table:style-name="ce47">
            <text:p>99,5%</text:p>
          </table:table-cell>
          <table:table-cell office:value-type="float" office:value="44867" table:style-name="ce46">
            <text:p>44.867</text:p>
          </table:table-cell>
          <table:table-cell office:value-type="percentage" office:value="0.94131839543470963" table:style-name="ce47">
            <text:p>94,1%</text:p>
          </table:table-cell>
          <table:table-cell office:value-type="float" office:value="47000" table:style-name="ce46">
            <text:p>47.000</text:p>
          </table:table-cell>
          <table:table-cell office:value-type="percentage" office:value="0.88768013296315185" table:style-name="ce47">
            <text:p>88,8%</text:p>
          </table:table-cell>
          <table:table-cell office:value-type="float" office:value="30729" table:style-name="ce46">
            <text:p>30.729</text:p>
          </table:table-cell>
          <table:table-cell office:value-type="percentage" office:value="0.78153055774561919" table:style-name="ce47">
            <text:p>78,2%</text:p>
          </table:table-cell>
          <table:table-cell office:value-type="float" office:value="23618" table:style-name="ce46">
            <text:p>23.618</text:p>
          </table:table-cell>
          <table:table-cell office:value-type="percentage" office:value="0.7754284588613829" table:style-name="ce47">
            <text:p>77,5%</text:p>
          </table:table-cell>
          <table:table-cell office:value-type="float" office:value="21627" table:style-name="ce46">
            <text:p>21.627</text:p>
          </table:table-cell>
          <table:table-cell office:value-type="percentage" office:value="0.84705467648441168" table:style-name="ce47">
            <text:p>84,7%</text:p>
          </table:table-cell>
          <table:table-cell office:value-type="float" office:value="257134" table:style-name="ce46">
            <text:p>257.13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549705954854387" table:style-name="ce47">
            <text:p>90,5%</text:p>
          </table:table-cell>
          <table:table-cell office:value-type="percentage" office:value="0.80375976043561703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730" table:style-name="ce46">
            <text:p>371.730</text:p>
          </table:table-cell>
          <table:table-cell office:value-type="percentage" office:value="1" table:style-name="ce47">
            <text:p>100,0%</text:p>
          </table:table-cell>
          <table:table-cell office:value-type="float" office:value="510026" table:style-name="ce46">
            <text:p>510.026</text:p>
          </table:table-cell>
          <table:table-cell office:value-type="percentage" office:value="0.9694818858692863" table:style-name="ce47">
            <text:p>96,9%</text:p>
          </table:table-cell>
          <table:table-cell office:value-type="float" office:value="678318" table:style-name="ce46">
            <text:p>678.318</text:p>
          </table:table-cell>
          <table:table-cell office:value-type="percentage" office:value="0.96444734496099227" table:style-name="ce47">
            <text:p>96,4%</text:p>
          </table:table-cell>
          <table:table-cell office:value-type="float" office:value="937415" table:style-name="ce46">
            <text:p>937.415</text:p>
          </table:table-cell>
          <table:table-cell office:value-type="percentage" office:value="0.96364245674523508" table:style-name="ce47">
            <text:p>96,4%</text:p>
          </table:table-cell>
          <table:table-cell office:value-type="float" office:value="1021104" table:style-name="ce46">
            <text:p>1.021.104</text:p>
          </table:table-cell>
          <table:table-cell office:value-type="percentage" office:value="0.87575419971851787" table:style-name="ce47">
            <text:p>87,6%</text:p>
          </table:table-cell>
          <table:table-cell office:value-type="float" office:value="735485" table:style-name="ce46">
            <text:p>735.485</text:p>
          </table:table-cell>
          <table:table-cell office:value-type="percentage" office:value="0.77448822711764453" table:style-name="ce47">
            <text:p>77,4%</text:p>
          </table:table-cell>
          <table:table-cell office:value-type="float" office:value="587829" table:style-name="ce46">
            <text:p>587.829</text:p>
          </table:table-cell>
          <table:table-cell office:value-type="percentage" office:value="0.79171554597797911" table:style-name="ce47">
            <text:p>79,2%</text:p>
          </table:table-cell>
          <table:table-cell office:value-type="float" office:value="450366" table:style-name="ce46">
            <text:p>450.366</text:p>
          </table:table-cell>
          <table:table-cell office:value-type="percentage" office:value="0.81360763952870785" table:style-name="ce47">
            <text:p>81,4%</text:p>
          </table:table-cell>
          <table:table-cell office:value-type="float" office:value="5292273" table:style-name="ce46">
            <text:p>5.292.273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530089895560959" table:style-name="ce47">
            <text:p>88,5%</text:p>
          </table:table-cell>
          <table:table-cell office:value-type="percentage" office:value="0.78058413354320899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8" table:style-name="ce46">
            <text:p>73.248</text:p>
          </table:table-cell>
          <table:table-cell office:value-type="percentage" office:value="1" table:style-name="ce47">
            <text:p>100,0%</text:p>
          </table:table-cell>
          <table:table-cell office:value-type="float" office:value="102575" table:style-name="ce46">
            <text:p>102.575</text:p>
          </table:table-cell>
          <table:table-cell office:value-type="percentage" office:value="0.99685128135356027" table:style-name="ce47">
            <text:p>99,7%</text:p>
          </table:table-cell>
          <table:table-cell office:value-type="float" office:value="146161" table:style-name="ce46">
            <text:p>146.161</text:p>
          </table:table-cell>
          <table:table-cell office:value-type="percentage" office:value="0.9949084126908494" table:style-name="ce47">
            <text:p>99,5%</text:p>
          </table:table-cell>
          <table:table-cell office:value-type="float" office:value="205520" table:style-name="ce46">
            <text:p>205.520</text:p>
          </table:table-cell>
          <table:table-cell office:value-type="percentage" office:value="0.96372435007690282" table:style-name="ce47">
            <text:p>96,4%</text:p>
          </table:table-cell>
          <table:table-cell office:value-type="float" office:value="228096" table:style-name="ce46">
            <text:p>228.096</text:p>
          </table:table-cell>
          <table:table-cell office:value-type="percentage" office:value="0.89746101818954427" table:style-name="ce47">
            <text:p>89,7%</text:p>
          </table:table-cell>
          <table:table-cell office:value-type="float" office:value="163478" table:style-name="ce46">
            <text:p>163.478</text:p>
          </table:table-cell>
          <table:table-cell office:value-type="percentage" office:value="0.78218016009339575" table:style-name="ce47">
            <text:p>78,2%</text:p>
          </table:table-cell>
          <table:table-cell office:value-type="float" office:value="136792" table:style-name="ce46">
            <text:p>136.792</text:p>
          </table:table-cell>
          <table:table-cell office:value-type="percentage" office:value="0.79415726162277644" table:style-name="ce47">
            <text:p>79,4%</text:p>
          </table:table-cell>
          <table:table-cell office:value-type="float" office:value="117879" table:style-name="ce46">
            <text:p>117.879</text:p>
          </table:table-cell>
          <table:table-cell office:value-type="percentage" office:value="0.83075394308427419" table:style-name="ce47">
            <text:p>83,1%</text:p>
          </table:table-cell>
          <table:table-cell office:value-type="float" office:value="1173749" table:style-name="ce46">
            <text:p>1.173.74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589790991323803" table:style-name="ce47">
            <text:p>89,6%</text:p>
          </table:table-cell>
          <table:table-cell office:value-type="percentage" office:value="0.77667376233332519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45" table:style-name="ce46">
            <text:p>42.145</text:p>
          </table:table-cell>
          <table:table-cell office:value-type="percentage" office:value="1" table:style-name="ce47">
            <text:p>100,0%</text:p>
          </table:table-cell>
          <table:table-cell office:value-type="float" office:value="55773" table:style-name="ce46">
            <text:p>55.773</text:p>
          </table:table-cell>
          <table:table-cell office:value-type="percentage" office:value="0.9996594493834241" table:style-name="ce47">
            <text:p>100,0%</text:p>
          </table:table-cell>
          <table:table-cell office:value-type="float" office:value="71788" table:style-name="ce46">
            <text:p>71.788</text:p>
          </table:table-cell>
          <table:table-cell office:value-type="percentage" office:value="0.97215752126103683" table:style-name="ce47">
            <text:p>97,2%</text:p>
          </table:table-cell>
          <table:table-cell office:value-type="float" office:value="91482" table:style-name="ce46">
            <text:p>91.482</text:p>
          </table:table-cell>
          <table:table-cell office:value-type="percentage" office:value="0.94609799987589716" table:style-name="ce47">
            <text:p>94,6%</text:p>
          </table:table-cell>
          <table:table-cell office:value-type="float" office:value="94810" table:style-name="ce46">
            <text:p>94.810</text:p>
          </table:table-cell>
          <table:table-cell office:value-type="percentage" office:value="0.87785411381270717" table:style-name="ce47">
            <text:p>87,8%</text:p>
          </table:table-cell>
          <table:table-cell office:value-type="float" office:value="63454" table:style-name="ce46">
            <text:p>63.454</text:p>
          </table:table-cell>
          <table:table-cell office:value-type="percentage" office:value="0.78009859726337272" table:style-name="ce47">
            <text:p>78,0%</text:p>
          </table:table-cell>
          <table:table-cell office:value-type="float" office:value="56298" table:style-name="ce46">
            <text:p>56.298</text:p>
          </table:table-cell>
          <table:table-cell office:value-type="percentage" office:value="0.82636840019375579" table:style-name="ce47">
            <text:p>82,6%</text:p>
          </table:table-cell>
          <table:table-cell office:value-type="float" office:value="49024" table:style-name="ce46">
            <text:p>49.024</text:p>
          </table:table-cell>
          <table:table-cell office:value-type="percentage" office:value="0.86940483790877487" table:style-name="ce47">
            <text:p>86,9%</text:p>
          </table:table-cell>
          <table:table-cell office:value-type="float" office:value="524774" table:style-name="ce46">
            <text:p>524.77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267547828001526" table:style-name="ce47">
            <text:p>90,3%</text:p>
          </table:table-cell>
          <table:table-cell office:value-type="percentage" office:value="0.7936726875651281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16" table:style-name="ce46">
            <text:p>162.016</text:p>
          </table:table-cell>
          <table:table-cell office:value-type="percentage" office:value="1.0257423235201013" table:style-name="ce47">
            <text:p>102,6%</text:p>
          </table:table-cell>
          <table:table-cell office:value-type="float" office:value="212267" table:style-name="ce46">
            <text:p>212.267</text:p>
          </table:table-cell>
          <table:table-cell office:value-type="percentage" office:value="0.99617985648650043" table:style-name="ce47">
            <text:p>99,6%</text:p>
          </table:table-cell>
          <table:table-cell office:value-type="float" office:value="273608" table:style-name="ce46">
            <text:p>273.608</text:p>
          </table:table-cell>
          <table:table-cell office:value-type="percentage" office:value="0.97675630714089368" table:style-name="ce47">
            <text:p>97,7%</text:p>
          </table:table-cell>
          <table:table-cell office:value-type="float" office:value="321214" table:style-name="ce46">
            <text:p>321.214</text:p>
          </table:table-cell>
          <table:table-cell office:value-type="percentage" office:value="0.94481097250696366" table:style-name="ce47">
            <text:p>94,5%</text:p>
          </table:table-cell>
          <table:table-cell office:value-type="float" office:value="317270" table:style-name="ce46">
            <text:p>317.270</text:p>
          </table:table-cell>
          <table:table-cell office:value-type="percentage" office:value="0.87611457668867521" table:style-name="ce47">
            <text:p>87,6%</text:p>
          </table:table-cell>
          <table:table-cell office:value-type="float" office:value="199731" table:style-name="ce46">
            <text:p>199.731</text:p>
          </table:table-cell>
          <table:table-cell office:value-type="percentage" office:value="0.76659514936114193" table:style-name="ce47">
            <text:p>76,7%</text:p>
          </table:table-cell>
          <table:table-cell office:value-type="float" office:value="161677" table:style-name="ce46">
            <text:p>161.677</text:p>
          </table:table-cell>
          <table:table-cell office:value-type="percentage" office:value="0.80223188146913171" table:style-name="ce47">
            <text:p>80,2%</text:p>
          </table:table-cell>
          <table:table-cell office:value-type="float" office:value="145607" table:style-name="ce46">
            <text:p>145.607</text:p>
          </table:table-cell>
          <table:table-cell office:value-type="percentage" office:value="0.86359322918520098" table:style-name="ce47">
            <text:p>86,4%</text:p>
          </table:table-cell>
          <table:table-cell office:value-type="float" office:value="1793390" table:style-name="ce46">
            <text:p>1.793.390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395238169644998" table:style-name="ce47">
            <text:p>90,4%</text:p>
          </table:table-cell>
          <table:table-cell office:value-type="percentage" office:value="0.80764997496063962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0" table:style-name="ce46">
            <text:p>2.370</text:p>
          </table:table-cell>
          <table:table-cell office:value-type="percentage" office:value="0.90978886756238009" table:style-name="ce47">
            <text:p>91,0%</text:p>
          </table:table-cell>
          <table:table-cell office:value-type="float" office:value="3844" table:style-name="ce46">
            <text:p>3.844</text:p>
          </table:table-cell>
          <table:table-cell office:value-type="percentage" office:value="0.89022695692450204" table:style-name="ce47">
            <text:p>89,0%</text:p>
          </table:table-cell>
          <table:table-cell office:value-type="float" office:value="7535" table:style-name="ce46">
            <text:p>7.535</text:p>
          </table:table-cell>
          <table:table-cell office:value-type="percentage" office:value="0.95901743668066697" table:style-name="ce47">
            <text:p>95,9%</text:p>
          </table:table-cell>
          <table:table-cell office:value-type="float" office:value="10486" table:style-name="ce46">
            <text:p>10.486</text:p>
          </table:table-cell>
          <table:table-cell office:value-type="percentage" office:value="0.90740740740740744" table:style-name="ce47">
            <text:p>90,7%</text:p>
          </table:table-cell>
          <table:table-cell office:value-type="float" office:value="10976" table:style-name="ce46">
            <text:p>10.976</text:p>
          </table:table-cell>
          <table:table-cell office:value-type="percentage" office:value="0.86821705426356588" table:style-name="ce47">
            <text:p>86,8%</text:p>
          </table:table-cell>
          <table:table-cell office:value-type="float" office:value="8944" table:style-name="ce46">
            <text:p>8.944</text:p>
          </table:table-cell>
          <table:table-cell office:value-type="percentage" office:value="0.75197578611064397" table:style-name="ce47">
            <text:p>75,2%</text:p>
          </table:table-cell>
          <table:table-cell office:value-type="float" office:value="8620" table:style-name="ce46">
            <text:p>8.620</text:p>
          </table:table-cell>
          <table:table-cell office:value-type="percentage" office:value="0.78599434667639279" table:style-name="ce47">
            <text:p>78,6%</text:p>
          </table:table-cell>
          <table:table-cell office:value-type="float" office:value="7937" table:style-name="ce46">
            <text:p>7.937</text:p>
          </table:table-cell>
          <table:table-cell office:value-type="percentage" office:value="0.86971290817444669" table:style-name="ce47">
            <text:p>87,0%</text:p>
          </table:table-cell>
          <table:table-cell office:value-type="float" office:value="60712" table:style-name="ce46">
            <text:p>60.71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552032692172197" table:style-name="ce47">
            <text:p>85,6%</text:p>
          </table:table-cell>
          <table:table-cell office:value-type="percentage" office:value="0.72102800408541368" table:style-name="ce47">
            <text:p>72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5" table:style-name="ce46">
            <text:p>2.035</text:p>
          </table:table-cell>
          <table:table-cell office:value-type="percentage" office:value="0.86632609621115364" table:style-name="ce47">
            <text:p>86,6%</text:p>
          </table:table-cell>
          <table:table-cell office:value-type="float" office:value="3341" table:style-name="ce46">
            <text:p>3.341</text:p>
          </table:table-cell>
          <table:table-cell office:value-type="percentage" office:value="0.89140875133404485" table:style-name="ce47">
            <text:p>89,1%</text:p>
          </table:table-cell>
          <table:table-cell office:value-type="float" office:value="7284" table:style-name="ce46">
            <text:p>7.284</text:p>
          </table:table-cell>
          <table:table-cell office:value-type="percentage" office:value="0.93062476044461484" table:style-name="ce47">
            <text:p>93,1%</text:p>
          </table:table-cell>
          <table:table-cell office:value-type="float" office:value="9850" table:style-name="ce46">
            <text:p>9.850</text:p>
          </table:table-cell>
          <table:table-cell office:value-type="percentage" office:value="0.87175856270466412" table:style-name="ce47">
            <text:p>87,2%</text:p>
          </table:table-cell>
          <table:table-cell office:value-type="float" office:value="10273" table:style-name="ce46">
            <text:p>10.273</text:p>
          </table:table-cell>
          <table:table-cell office:value-type="percentage" office:value="0.85594067655390771" table:style-name="ce47">
            <text:p>85,6%</text:p>
          </table:table-cell>
          <table:table-cell office:value-type="float" office:value="8667" table:style-name="ce46">
            <text:p>8.667</text:p>
          </table:table-cell>
          <table:table-cell office:value-type="percentage" office:value="0.71433281134097093" table:style-name="ce47">
            <text:p>71,4%</text:p>
          </table:table-cell>
          <table:table-cell office:value-type="float" office:value="8482" table:style-name="ce46">
            <text:p>8.482</text:p>
          </table:table-cell>
          <table:table-cell office:value-type="percentage" office:value="0.70712796998749483" table:style-name="ce47">
            <text:p>70,7%</text:p>
          </table:table-cell>
          <table:table-cell office:value-type="float" office:value="7803" table:style-name="ce46">
            <text:p>7.803</text:p>
          </table:table-cell>
          <table:table-cell office:value-type="percentage" office:value="0.81501984541466477" table:style-name="ce47">
            <text:p>81,5%</text:p>
          </table:table-cell>
          <table:table-cell office:value-type="float" office:value="57735" table:style-name="ce46">
            <text:p>57.73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400594977935059" table:style-name="ce47">
            <text:p>81,4%</text:p>
          </table:table-cell>
          <table:table-cell office:value-type="percentage" office:value="0.66304148100509896" table:style-name="ce47">
            <text:p>66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2" table:style-name="ce49">
            <text:p>232</text:p>
          </table:table-cell>
          <table:table-cell office:value-type="string" table:style-name="ce50">
            <text:p>-</text:p>
          </table:table-cell>
          <table:table-cell office:value-type="float" office:value="719" table:style-name="ce49">
            <text:p>719</text:p>
          </table:table-cell>
          <table:table-cell office:value-type="string" table:style-name="ce50">
            <text:p>-</text:p>
          </table:table-cell>
          <table:table-cell office:value-type="float" office:value="1399" table:style-name="ce49">
            <text:p>1.399</text:p>
          </table:table-cell>
          <table:table-cell office:value-type="string" table:style-name="ce50">
            <text:p>-</text:p>
          </table:table-cell>
          <table:table-cell office:value-type="float" office:value="1661" table:style-name="ce49">
            <text:p>1.661</text:p>
          </table:table-cell>
          <table:table-cell office:value-type="string" table:style-name="ce50">
            <text:p>-</text:p>
          </table:table-cell>
          <table:table-cell office:value-type="float" office:value="1380" table:style-name="ce49">
            <text:p>1.380</text:p>
          </table:table-cell>
          <table:table-cell office:value-type="string" table:style-name="ce50">
            <text:p>-</text:p>
          </table:table-cell>
          <table:table-cell office:value-type="float" office:value="166" table:style-name="ce49">
            <text:p>166</text:p>
          </table:table-cell>
          <table:table-cell office:value-type="string" table:style-name="ce50">
            <text:p>-</text:p>
          </table:table-cell>
          <table:table-cell office:value-type="float" office:value="5625" table:style-name="ce49">
            <text:p>5.62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9752" table:style-name="ce53">
            <text:p>2.909.752</text:p>
          </table:table-cell>
          <table:table-cell office:value-type="percentage" office:value="1" table:style-name="ce54">
            <text:p>100,0%</text:p>
          </table:table-cell>
          <table:table-cell office:value-type="float" office:value="3925411" table:style-name="ce53">
            <text:p>3.925.411</text:p>
          </table:table-cell>
          <table:table-cell office:value-type="percentage" office:value="0.99125413978881549" table:style-name="ce54">
            <text:p>99,1%</text:p>
          </table:table-cell>
          <table:table-cell office:value-type="float" office:value="5226236" table:style-name="ce53">
            <text:p>5.226.236</text:p>
          </table:table-cell>
          <table:table-cell office:value-type="percentage" office:value="0.97924858712389351" table:style-name="ce54">
            <text:p>97,9%</text:p>
          </table:table-cell>
          <table:table-cell office:value-type="float" office:value="6636272" table:style-name="ce53">
            <text:p>6.636.272</text:p>
          </table:table-cell>
          <table:table-cell office:value-type="percentage" office:value="0.94354944886515668" table:style-name="ce54">
            <text:p>94,4%</text:p>
          </table:table-cell>
          <table:table-cell office:value-type="float" office:value="6909881" table:style-name="ce53">
            <text:p>6.909.881</text:p>
          </table:table-cell>
          <table:table-cell office:value-type="percentage" office:value="0.87558429785483216" table:style-name="ce54">
            <text:p>87,6%</text:p>
          </table:table-cell>
          <table:table-cell office:value-type="float" office:value="4821511" table:style-name="ce53">
            <text:p>4.821.511</text:p>
          </table:table-cell>
          <table:table-cell office:value-type="percentage" office:value="0.77386823934182103" table:style-name="ce54">
            <text:p>77,4%</text:p>
          </table:table-cell>
          <table:table-cell office:value-type="float" office:value="3904973" table:style-name="ce53">
            <text:p>3.904.973</text:p>
          </table:table-cell>
          <table:table-cell office:value-type="percentage" office:value="0.78973858561998445" table:style-name="ce54">
            <text:p>79,0%</text:p>
          </table:table-cell>
          <table:table-cell office:value-type="float" office:value="3281107" table:style-name="ce53">
            <text:p>3.281.107</text:p>
          </table:table-cell>
          <table:table-cell office:value-type="percentage" office:value="0.84375724859245516" table:style-name="ce54">
            <text:p>84,4%</text:p>
          </table:table-cell>
          <table:table-cell office:value-type="float" office:value="37615143" table:style-name="ce53">
            <text:p>37.615.14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30507478105264" table:style-name="ce54">
            <text:p>89,3%</text:p>
          </table:table-cell>
          <table:table-cell office:value-type="percentage" office:value="0.79271892072619643" table:style-name="ce54">
            <text:p>79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30T15:59:29Z</dc:date>
  </office:meta>
</office:document-meta>
</file>